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2f2780">1. はじめに</text:a></text:p>
          <text:p text:style-name="Contents_20_1"><text:a xlink:type="simple" xlink:href="#orge95487a">2. 基本設定</text:a></text:p>
          <text:p text:style-name="Contents_20_2"><text:a xlink:type="simple" xlink:href="#org88179af">2.1. init.el のヘッダ</text:a></text:p>
          <text:p text:style-name="Contents_20_2"><text:a xlink:type="simple" xlink:href="#org516cfac">2.2. init ファイルの読み込み時間計測</text:a></text:p>
          <text:p text:style-name="Contents_20_2"><text:a xlink:type="simple" xlink:href="#org082de76">2.3. 起動時間の計測</text:a></text:p>
          <text:p text:style-name="Contents_20_2"><text:a xlink:type="simple" xlink:href="#orgff181c3">2.4. GCサイズの最適化</text:a></text:p>
          <text:p text:style-name="Contents_20_2"><text:a xlink:type="simple" xlink:href="#org647081f">2.5. [exec-path-from-shell] PATH設定をシェルから継承する</text:a></text:p>
          <text:p text:style-name="Contents_20_2"><text:a xlink:type="simple" xlink:href="#org4060703">2.6. cl を使う</text:a></text:p>
          <text:p text:style-name="Contents_20_2"><text:a xlink:type="simple" xlink:href="#org811a59e">2.7. [load-package-p] 設定の読み込みフラグを確認する</text:a></text:p>
          <text:p text:style-name="Contents_20_2"><text:a xlink:type="simple" xlink:href="#org11db102">2.8. リストで関数を渡せる autoload-if-found を使う</text:a></text:p>
          <text:p text:style-name="Contents_20_2"><text:a xlink:type="simple" xlink:href="#orgda74ec6">2.9. [eval-after-autoload-if-found] 複数関数を対象とする遅延読み込み</text:a></text:p>
          <text:p text:style-name="Contents_20_3"><text:a xlink:type="simple" xlink:href="#orgfec08db">2.9.1. 関数版</text:a></text:p>
          <text:p text:style-name="Contents_20_3"><text:a xlink:type="simple" xlink:href="#org7abc5f8">2.9.2. マクロ版</text:a></text:p>
          <text:p text:style-name="Contents_20_2"><text:a xlink:type="simple" xlink:href="#orgaa732d2">2.10. [library-p] load-path にライブラリがあるかを判定</text:a></text:p>
          <text:p text:style-name="Contents_20_2"><text:a xlink:type="simple" xlink:href="#org97d4005">2.11. [passed-clock-p] 指定時刻が本日の未来の時刻かを判定</text:a></text:p>
          <text:p text:style-name="Contents_20_2"><text:a xlink:type="simple" xlink:href="#org521a5a4">2.12. [input-focus-p] フォーカス判定</text:a></text:p>
          <text:p text:style-name="Contents_20_2"><text:a xlink:type="simple" xlink:href="#orgfc93787">2.13. 警告の抑制</text:a></text:p>
          <text:p text:style-name="Contents_20_2"><text:a xlink:type="simple" xlink:href="#orgca28158">2.14. エラー表示の抑制</text:a></text:p>
          <text:p text:style-name="Contents_20_2"><text:a xlink:type="simple" xlink:href="#org2b5dff6">2.15. C-x C-c で容易にEmacsを終了させないように質問する</text:a></text:p>
          <text:p text:style-name="Contents_20_3"><text:a xlink:type="simple" xlink:href="#org0231b4a">2.15.1. キーバインド</text:a></text:p>
          <text:p text:style-name="Contents_20_2"><text:a xlink:type="simple" xlink:href="#orgb87bc37">2.16. Messages 出力を封じるためのマクロ</text:a></text:p>
          <text:p text:style-name="Contents_20_2"><text:a xlink:type="simple" xlink:href="#org2041bfb">2.17. エンターキーの挙動</text:a></text:p>
          <text:p text:style-name="Contents_20_2"><text:a xlink:type="simple" xlink:href="#org18c6a69">2.18. コマンド入力中に入力過程をミニバッファに反映する</text:a></text:p>
          <text:p text:style-name="Contents_20_1"><text:a xlink:type="simple" xlink:href="#org88c0501">3. コア設定</text:a></text:p>
          <text:p text:style-name="Contents_20_2"><text:a xlink:type="simple" xlink:href="#org62dfeea">3.1. 言語／文字コード</text:a></text:p>
          <text:p text:style-name="Contents_20_2"><text:a xlink:type="simple" xlink:href="#org959ebe2">3.2. 日本語入力</text:a></text:p>
          <text:p text:style-name="Contents_20_2"><text:a xlink:type="simple" xlink:href="#org98b6841">3.3. [ag.el] 検索</text:a></text:p>
          <text:p text:style-name="Contents_20_2"><text:a xlink:type="simple" xlink:href="#org0ac1e0b">3.4. 基本キーバインド</text:a></text:p>
          <text:p text:style-name="Contents_20_2"><text:a xlink:type="simple" xlink:href="#org4ae2154">3.5. ナローイングするか</text:a></text:p>
          <text:p text:style-name="Contents_20_2"><text:a xlink:type="simple" xlink:href="#org942a854">3.6. バッファの終わりでのnewlineを禁止する</text:a></text:p>
          <text:p text:style-name="Contents_20_2"><text:a xlink:type="simple" xlink:href="#org92afa37">3.7. 常に最終行に一行追加する</text:a></text:p>
          <text:p text:style-name="Contents_20_2"><text:a xlink:type="simple" xlink:href="#org9b0f656">3.8. 長い文章を右端で常に折り返す</text:a></text:p>
          <text:p text:style-name="Contents_20_2"><text:a xlink:type="simple" xlink:href="#org6ee4f9c">3.9. バッファが外部から編集された場合に自動で再読み込みする</text:a></text:p>
          <text:p text:style-name="Contents_20_2"><text:a xlink:type="simple" xlink:href="#orge7f019e">3.10. [uniquify.el] 同じバッファ名が開かれた場合に区別する</text:a></text:p>
          <text:p text:style-name="Contents_20_2"><text:a xlink:type="simple" xlink:href="#org3dc252c">3.11. マウスで選択した領域を自動コピー</text:a></text:p>
          <text:p text:style-name="Contents_20_2"><text:a xlink:type="simple" xlink:href="#orga79d895">3.12. パッケージ管理</text:a></text:p>
          <text:p text:style-name="Contents_20_3"><text:a xlink:type="simple" xlink:href="#orgf7c2f08">3.12.1. [cask-mode.el] モード設定</text:a></text:p>
          <text:p text:style-name="Contents_20_3"><text:a xlink:type="simple" xlink:href="#org28445ed">3.12.2. Cask のセットアップ</text:a></text:p>
          <text:p text:style-name="Contents_20_3"><text:a xlink:type="simple" xlink:href="#orgb45890e">3.12.3. load-path を一箇所にして起動を高速化</text:a></text:p>
          <text:p text:style-name="Contents_20_3"><text:a xlink:type="simple" xlink:href="#org608d1f0">3.12.4. [paradox.el] パッケージ選択画面の改善</text:a></text:p>
          <text:p text:style-name="Contents_20_2"><text:a xlink:type="simple" xlink:href="#org17d4405">3.13. インデント</text:a></text:p>
          <text:p text:style-name="Contents_20_2"><text:a xlink:type="simple" xlink:href="#org5c75393">3.14. [aggressive-indent] 即時バッファ整形</text:a></text:p>
          <text:p text:style-name="Contents_20_2"><text:a xlink:type="simple" xlink:href="#orgfc666b9">3.15. ファイルリンクを辿る時に確認のメッセージを出さない</text:a></text:p>
          <text:p text:style-name="Contents_20_2"><text:a xlink:type="simple" xlink:href="#org1aa88e0">3.16. MBPビルド用設定</text:a></text:p>
          <text:p text:style-name="Contents_20_2"><text:a xlink:type="simple" xlink:href="#orgc623a30">3.17. NSビルド用設定 <text:span text:style-name="OrgTags">[<text:span text:style-name="OrgTag">Mac</text:span>]</text:span></text:a></text:p>
          <text:p text:style-name="Contents_20_1"><text:a xlink:type="simple" xlink:href="#org188cdb3">4. カーソル移動</text:a></text:p>
          <text:p text:style-name="Contents_20_2"><text:a xlink:type="simple" xlink:href="#org5c56a3f">4.1. バッファ内のカーソル移動</text:a></text:p>
          <text:p text:style-name="Contents_20_2"><text:a xlink:type="simple" xlink:href="#org7a4940e">4.2. バッファ間のカーソル移動</text:a></text:p>
          <text:p text:style-name="Contents_20_2"><text:a xlink:type="simple" xlink:href="#orge21f052">4.3. スクロールを制御</text:a></text:p>
          <text:p text:style-name="Contents_20_2"><text:a xlink:type="simple" xlink:href="#orgfd83efd">4.4. スクロールで表示を重複させる行数</text:a></text:p>
          <text:p text:style-name="Contents_20_2"><text:a xlink:type="simple" xlink:href="#org0067e56">4.5. [SmoothScroll.el] カーソル固定でスクロールする</text:a></text:p>
          <text:p text:style-name="Contents_20_3"><text:a xlink:type="simple" xlink:href="#org076e42d">4.5.1. キーバインド</text:a></text:p>
          <text:p text:style-name="Contents_20_2"><text:a xlink:type="simple" xlink:href="#org3b6dfe1">4.6. [smooth-scroll.el] 滑らかなスクロール</text:a></text:p>
          <text:p text:style-name="Contents_20_2"><text:a xlink:type="simple" xlink:href="#orga0463ae">4.7. [point-undo.el] カーソル位置を簡単にたどる</text:a></text:p>
          <text:p text:style-name="Contents_20_2"><text:a xlink:type="simple" xlink:href="#org888a33d">4.8. [cycle-buffer.el] カレントバッファの表示切り替え</text:a></text:p>
          <text:p text:style-name="Contents_20_2"><text:a xlink:type="simple" xlink:href="#orgf5e1636">4.9. [bm.el] カーソル位置をブックマークして追う</text:a></text:p>
          <text:p text:style-name="Contents_20_2"><text:a xlink:type="simple" xlink:href="#org9edbc46">4.10. [centered-cursor-mode.el] カーソル位置をバッファ中央に固定</text:a></text:p>
          <text:p text:style-name="Contents_20_2"><text:a xlink:type="simple" xlink:href="#org9ce48d2">4.11. [back-button] マークをたどる</text:a></text:p>
          <text:p text:style-name="Contents_20_2"><text:a xlink:type="simple" xlink:href="#orgafdfb85">4.12. [smart-mark] C-g後に元の場所へカーソルを戻す</text:a></text:p>
          <text:p text:style-name="Contents_20_1"><text:a xlink:type="simple" xlink:href="#org2454c80">5. 編集サポート</text:a></text:p>
          <text:p text:style-name="Contents_20_2"><text:a xlink:type="simple" xlink:href="#org3f5b828">5.1. 矩形編集／連番入力</text:a></text:p>
          <text:p text:style-name="Contents_20_2"><text:a xlink:type="simple" xlink:href="#orge59d07b">5.2. Yank時に装飾を取る</text:a></text:p>
          <text:p text:style-name="Contents_20_2"><text:a xlink:type="simple" xlink:href="#orga6e5a54">5.3. ファイル保存時に時間を記録する</text:a></text:p>
          <text:p text:style-name="Contents_20_2"><text:a xlink:type="simple" xlink:href="#orgfcd2073">5.4. 選択リージョンを使って検索</text:a></text:p>
          <text:p text:style-name="Contents_20_2"><text:a xlink:type="simple" xlink:href="#orga73a764">5.5. ChangeLog モード</text:a></text:p>
          <text:p text:style-name="Contents_20_2"><text:a xlink:type="simple" xlink:href="#org035f421">5.6. テキストモード</text:a></text:p>
          <text:p text:style-name="Contents_20_2"><text:a xlink:type="simple" xlink:href="#org1066fea">5.7. C/C++モード</text:a></text:p>
          <text:p text:style-name="Contents_20_2"><text:a xlink:type="simple" xlink:href="#orgc95dd2d">5.8. C#モード</text:a></text:p>
          <text:p text:style-name="Contents_20_2"><text:a xlink:type="simple" xlink:href="#org827f2e8">5.9. Infoモード</text:a></text:p>
          <text:p text:style-name="Contents_20_2"><text:a xlink:type="simple" xlink:href="#org5028474">5.10. Rモード</text:a></text:p>
          <text:p text:style-name="Contents_20_2"><text:a xlink:type="simple" xlink:href="#org950514b">5.11. nXMLモード</text:a></text:p>
          <text:p text:style-name="Contents_20_2"><text:a xlink:type="simple" xlink:href="#org90981b4">5.12. yamlモード</text:a></text:p>
          <text:p text:style-name="Contents_20_2"><text:a xlink:type="simple" xlink:href="#org27ca11a">5.13. jsonモード</text:a></text:p>
          <text:p text:style-name="Contents_20_2"><text:a xlink:type="simple" xlink:href="#org63e2c8f">5.14. javascriptモード</text:a></text:p>
          <text:p text:style-name="Contents_20_2"><text:a xlink:type="simple" xlink:href="#org2ce2764">5.15. csvモード</text:a></text:p>
          <text:p text:style-name="Contents_20_2"><text:a xlink:type="simple" xlink:href="#orgbd1aa28">5.16. asciiモード</text:a></text:p>
          <text:p text:style-name="Contents_20_2"><text:a xlink:type="simple" xlink:href="#orgf9bfda7">5.17. esモード</text:a></text:p>
          <text:p text:style-name="Contents_20_2"><text:a xlink:type="simple" xlink:href="#org48bd5fc">5.18. gnuplotモード</text:a></text:p>
          <text:p text:style-name="Contents_20_2"><text:a xlink:type="simple" xlink:href="#org097cc1e">5.19. markdown-mode</text:a></text:p>
          <text:p text:style-name="Contents_20_2"><text:a xlink:type="simple" xlink:href="#org90240b6">5.20. スペルチェック</text:a></text:p>
          <text:p text:style-name="Contents_20_2"><text:a xlink:type="simple" xlink:href="#org0ccea10">5.21. リアルタイムスペルチェック</text:a></text:p>
          <text:p text:style-name="Contents_20_2"><text:a xlink:type="simple" xlink:href="#org3a03bb2">5.22. [latex-math-preview.el] TeX数式をプレビュー</text:a></text:p>
          <text:p text:style-name="Contents_20_2"><text:a xlink:type="simple" xlink:href="#orga49c778">5.23. [po-mode.el] 翻訳ファイルの編集</text:a></text:p>
          <text:p text:style-name="Contents_20_2"><text:a xlink:type="simple" xlink:href="#org49b9c26">5.24. [word-count.el] リージョン内の文字をカウントする</text:a></text:p>
          <text:p text:style-name="Contents_20_2"><text:a xlink:type="simple" xlink:href="#org3d1f611">5.25. [yatex.el] YaTeXモード</text:a></text:p>
          <text:p text:style-name="Contents_20_2"><text:a xlink:type="simple" xlink:href="#org550fc8d">5.26. [auxtex.el] AUCTEXモード</text:a></text:p>
          <text:p text:style-name="Contents_20_2"><text:a xlink:type="simple" xlink:href="#org6e555b8">5.27. [display-time-world-mode] 世界時計</text:a></text:p>
          <text:p text:style-name="Contents_20_2"><text:a xlink:type="simple" xlink:href="#org3ac0b58">5.28. [yasnippet.el] Emacs用のテンプレートシステム</text:a></text:p>
          <text:p text:style-name="Contents_20_2"><text:a xlink:type="simple" xlink:href="#org908a071">5.29. [sdic.el] 英辞郎で英単語を調べる</text:a></text:p>
          <text:p text:style-name="Contents_20_2"><text:a xlink:type="simple" xlink:href="#orge6a212c">5.30. MacOSのdictionary.appで辞書をひく</text:a></text:p>
          <text:p text:style-name="Contents_20_2"><text:a xlink:type="simple" xlink:href="#org48d17af">5.31. MacOSのdictionary.appでCOBUILD5の辞書をひく（旧）</text:a></text:p>
          <text:p text:style-name="Contents_20_3"><text:a xlink:type="simple" xlink:href="#org235dc38">5.31.1. マイナーモード化</text:a></text:p>
          <text:p text:style-name="Contents_20_3"><text:a xlink:type="simple" xlink:href="#orgf01c4fc">5.31.2. キーバインド</text:a></text:p>
          <text:p text:style-name="Contents_20_2"><text:a xlink:type="simple" xlink:href="#org7bd8d39">5.32. [lookup.el] 辞書</text:a></text:p>
          <text:p text:style-name="Contents_20_3"><text:a xlink:type="simple" xlink:href="#orgef03e6e">5.32.1. キーバインド</text:a></text:p>
          <text:p text:style-name="Contents_20_2"><text:a xlink:type="simple" xlink:href="#orgc3a6868">5.33. [cacoo] Cacoo で描く</text:a></text:p>
          <text:p text:style-name="Contents_20_2"><text:a xlink:type="simple" xlink:href="#orgc59388d">5.34. [iedit] バッファ内の同じ文字列を一度に編集する</text:a></text:p>
          <text:p text:style-name="Contents_20_2"><text:a xlink:type="simple" xlink:href="#org79a4155">5.35. [web-mode] HTML編集</text:a></text:p>
          <text:p text:style-name="Contents_20_2"><text:a xlink:type="simple" xlink:href="#org5cbd0e8">5.36. [emmet-mode] zencoding の後継</text:a></text:p>
          <text:p text:style-name="Contents_20_2"><text:a xlink:type="simple" xlink:href="#orga32142b">5.37. [zencoding-mode] HTML編集の高速化（旧）</text:a></text:p>
          <text:p text:style-name="Contents_20_2"><text:a xlink:type="simple" xlink:href="#orge82c4d0">5.38. [describe-number] 16進数などを確認</text:a></text:p>
          <text:p text:style-name="Contents_20_2"><text:a xlink:type="simple" xlink:href="#org366b91b">5.39. [web-beautify.el] ソースコード整形</text:a></text:p>
          <text:p text:style-name="Contents_20_2"><text:a xlink:type="simple" xlink:href="#orgc32d78b">5.40. [smartparens.el] 対応するカッコの挿入をアシスト</text:a></text:p>
          <text:p text:style-name="Contents_20_2"><text:a xlink:type="simple" xlink:href="#org9bc9bfc">5.41. [replace-from-region.el] 選択領域を別の文字列に置き換える</text:a></text:p>
          <text:p text:style-name="Contents_20_2"><text:a xlink:type="simple" xlink:href="#org01726bb">5.42. [selected.el] リージョン選択時のアクションを制御</text:a></text:p>
          <text:p text:style-name="Contents_20_1"><text:a xlink:type="simple" xlink:href="#org2563cae">6. 表示サポート</text:a></text:p>
          <text:p text:style-name="Contents_20_2"><text:a xlink:type="simple" xlink:href="#orgefd5632">6.1. モードラインのモード名を短くする</text:a></text:p>
          <text:p text:style-name="Contents_20_2"><text:a xlink:type="simple" xlink:href="#orgdba9808">6.2. モードラインのNarrowを短くする</text:a></text:p>
          <text:p text:style-name="Contents_20_2"><text:a xlink:type="simple" xlink:href="#org241cf2d">6.3. モードラインの節約（VC-mode編）</text:a></text:p>
          <text:p text:style-name="Contents_20_2"><text:a xlink:type="simple" xlink:href="#orgfb95b63">6.4. モードラインの色をカスタマイズする</text:a></text:p>
          <text:p text:style-name="Contents_20_3"><text:a xlink:type="simple" xlink:href="#orgfc1685b">6.4.1. 色セット例</text:a></text:p>
          <text:p text:style-name="Contents_20_2"><text:a xlink:type="simple" xlink:href="#org78c8201">6.5. visible-bell のカスタマイズ</text:a></text:p>
          <text:p text:style-name="Contents_20_2"><text:a xlink:type="simple" xlink:href="#orgbbeb20f">6.6. 常に <text:span text:style-name="Bold">scratch</text:span> を表示して起動する</text:a></text:p>
          <text:p text:style-name="Contents_20_2"><text:a xlink:type="simple" xlink:href="#org34c03a6">6.7. バッテリー情報をモードラインに表示する</text:a></text:p>
          <text:p text:style-name="Contents_20_2"><text:a xlink:type="simple" xlink:href="#org3886417">6.8. スクロールバーを非表示にする</text:a></text:p>
          <text:p text:style-name="Contents_20_2"><text:a xlink:type="simple" xlink:href="#org2669cfa">6.9. [yascroll] フリンジにスクロールバーを出す</text:a></text:p>
          <text:p text:style-name="Contents_20_2"><text:a xlink:type="simple" xlink:href="#org153f2d3">6.10. ツールバーを非表示にする</text:a></text:p>
          <text:p text:style-name="Contents_20_2"><text:a xlink:type="simple" xlink:href="#orgd8b3999">6.11. 起動時のスプラッシュ画面を表示しない</text:a></text:p>
          <text:p text:style-name="Contents_20_2"><text:a xlink:type="simple" xlink:href="#org587c4f9">6.12. カーソル行の行数をモードラインに表示する</text:a></text:p>
          <text:p text:style-name="Contents_20_2"><text:a xlink:type="simple" xlink:href="#orgb1b167f">6.13. カーソル行の関数名をモードラインに表示する</text:a></text:p>
          <text:p text:style-name="Contents_20_2"><text:a xlink:type="simple" xlink:href="#orgcc0bf3e">6.14. 時刻をモードラインに表示する</text:a></text:p>
          <text:p text:style-name="Contents_20_2"><text:a xlink:type="simple" xlink:href="#orgcd59d06">6.15. 対応するカッコをハイライトする</text:a></text:p>
          <text:p text:style-name="Contents_20_2"><text:a xlink:type="simple" xlink:href="#org0d2b0eb">6.16. 全角スペースと行末タブ／半角スペースを強調表示する</text:a></text:p>
          <text:p text:style-name="Contents_20_2"><text:a xlink:type="simple" xlink:href="#org2c2cd04">6.17. バッファの終わりをフリンジで明示</text:a></text:p>
          <text:p text:style-name="Contents_20_2"><text:a xlink:type="simple" xlink:href="#org2d0396a">6.18. [migemo.el] ローマ字入力で日本語を検索する</text:a></text:p>
          <text:p text:style-name="Contents_20_2"><text:a xlink:type="simple" xlink:href="#org5d0b717">6.19. [anything.el] 何でも絞り込みインターフェイス（旧）</text:a></text:p>
          <text:p text:style-name="Contents_20_3"><text:a xlink:type="simple" xlink:href="#orgda90540">6.19.1. キーバインド</text:a></text:p>
          <text:p text:style-name="Contents_20_2"><text:a xlink:type="simple" xlink:href="#orge26cc4a">6.20. [helm.el] 続・何でも絞り込みインターフェイス</text:a></text:p>
          <text:p text:style-name="Contents_20_2"><text:a xlink:type="simple" xlink:href="#org898ba65">6.21. [stripe-buffer.el] テーブルの色をストライプにする</text:a></text:p>
          <text:p text:style-name="Contents_20_2"><text:a xlink:type="simple" xlink:href="#org3a40cb4">6.22. [rainbow-delimiters] 対応するカッコに色を付ける</text:a></text:p>
          <text:p text:style-name="Contents_20_2"><text:a xlink:type="simple" xlink:href="#org950a69f">6.23. [git-gutter-fringe] 編集差分をフレーム端で視覚化</text:a></text:p>
          <text:p text:style-name="Contents_20_2"><text:a xlink:type="simple" xlink:href="#org6f4629d">6.24. [zlc.el] find-file バッファを zsh ライクにする</text:a></text:p>
          <text:p text:style-name="Contents_20_2"><text:a xlink:type="simple" xlink:href="#org5c12b9a">6.25. [japanese-holidays] カレンダーをカラフルにする</text:a></text:p>
          <text:p text:style-name="Contents_20_2"><text:a xlink:type="simple" xlink:href="#org8ce6db7">6.26. [calendar.el] カレンダーで週番号を表示する</text:a></text:p>
          <text:p text:style-name="Contents_20_2"><text:a xlink:type="simple" xlink:href="#org1da8fea">6.27. [guide-key] キーバインドの選択肢をポップアップする</text:a></text:p>
          <text:p text:style-name="Contents_20_2"><text:a xlink:type="simple" xlink:href="#org189f603">6.28. [which-key] キーバインドの選択肢をポップアップする</text:a></text:p>
          <text:p text:style-name="Contents_20_2"><text:a xlink:type="simple" xlink:href="#org287bc5a">6.29. [stock-ticker] 株価をモードラインに表示</text:a></text:p>
          <text:p text:style-name="Contents_20_2"><text:a xlink:type="simple" xlink:href="#orgaf13c40">6.30. [mode-icons] 使用中のモード表示をアイコンで代替</text:a></text:p>
          <text:p text:style-name="Contents_20_2"><text:a xlink:type="simple" xlink:href="#org184a107">6.31. [highlight-symbol] 同じ名前のシンボルをハイライトする</text:a></text:p>
          <text:p text:style-name="Contents_20_1"><text:a xlink:type="simple" xlink:href="#org6ba2aaf">7. メディアサポート</text:a></text:p>
          <text:p text:style-name="Contents_20_2"><text:a xlink:type="simple" xlink:href="#org68ca36a">7.1. [bongo.el] Emacsのバッファで音楽ライブラリを管理する</text:a></text:p>
          <text:p text:style-name="Contents_20_2"><text:a xlink:type="simple" xlink:href="#org21137bc">7.2. [GoogleMaps.el] GoogleMaps を Emacs 内で使う</text:a></text:p>
          <text:p text:style-name="Contents_20_2"><text:a xlink:type="simple" xlink:href="#org3d985a3">7.3. [org-google-weather.el] org-agenda に天気を表示する</text:a></text:p>
          <text:p text:style-name="Contents_20_1"><text:a xlink:type="simple" xlink:href="#org9dc90b8">8. 履歴／ファイル管理</text:a></text:p>
          <text:p text:style-name="Contents_20_2"><text:a xlink:type="simple" xlink:href="#orgc3066fc">8.1. [dired] ファイラのサポートツール</text:a></text:p>
          <text:p text:style-name="Contents_20_2"><text:a xlink:type="simple" xlink:href="#org62a525b">8.2. Undoバッファを無限に取る</text:a></text:p>
          <text:p text:style-name="Contents_20_2"><text:a xlink:type="simple" xlink:href="#org249048e">8.3. [undo-tree] 編集履歴をわかりやすくたどる</text:a></text:p>
          <text:p text:style-name="Contents_20_2"><text:a xlink:type="simple" xlink:href="#orgd0affc9">8.4. バッファ保存時にバックアップファイルを生成する</text:a></text:p>
          <text:p text:style-name="Contents_20_2"><text:a xlink:type="simple" xlink:href="#org815831a">8.5. バッファ保存時にバックアップを生成させない</text:a></text:p>
          <text:p text:style-name="Contents_20_2"><text:a xlink:type="simple" xlink:href="#orgdffcd8a">8.6. ミニバッファの履歴を保存しリストアする</text:a></text:p>
          <text:p text:style-name="Contents_20_2"><text:a xlink:type="simple" xlink:href="#org6852b36">8.7. 履歴サイズを大きくする</text:a></text:p>
          <text:p text:style-name="Contents_20_2"><text:a xlink:type="simple" xlink:href="#org7cc118e">8.8. Emacs終了時に開いていたバッファを起動時に復元する</text:a></text:p>
          <text:p text:style-name="Contents_20_2"><text:a xlink:type="simple" xlink:href="#orgc41f481">8.9. 最近開いたファイルリストを保持</text:a></text:p>
          <text:p text:style-name="Contents_20_2"><text:a xlink:type="simple" xlink:href="#org410cd2d">8.10. 深夜にバッファを自動整理する</text:a></text:p>
          <text:p text:style-name="Contents_20_2"><text:a xlink:type="simple" xlink:href="#orgf3e0140">8.11. [auto-save-buffers.el] 一定間隔でバッファを保存する</text:a></text:p>
          <text:p text:style-name="Contents_20_2"><text:a xlink:type="simple" xlink:href="#org3a13fb7">8.12. [backup-dir.el] バックアップファイルを一箇所に集める</text:a></text:p>
          <text:p text:style-name="Contents_20_2"><text:a xlink:type="simple" xlink:href="#orga30b1da">8.13. [backup-each-save] クラッシュに備える</text:a></text:p>
          <text:p text:style-name="Contents_20_2"><text:a xlink:type="simple" xlink:href="#orgc19efc9">8.14. 特定のファイルを Dropbox 以下にバックアップする</text:a></text:p>
          <text:p text:style-name="Contents_20_2"><text:a xlink:type="simple" xlink:href="#orgbc502c7">8.15. [session.el] 様々な履歴を保存し復元に利用する</text:a></text:p>
          <text:p text:style-name="Contents_20_2"><text:a xlink:type="simple" xlink:href="#orgf3d8187">8.16. [wakatime-mode.el] WakaTime を利用して作業記録する</text:a></text:p>
          <text:p text:style-name="Contents_20_2"><text:a xlink:type="simple" xlink:href="#org6b274e7">8.17. [neotree.el] ディレクトリ情報をツリー表示</text:a></text:p>
          <text:p text:style-name="Contents_20_2"><text:a xlink:type="simple" xlink:href="#org910f4a4">8.18. [osx-trash] system-move-file-to-trash を有効にする</text:a></text:p>
          <text:p text:style-name="Contents_20_2"><text:a xlink:type="simple" xlink:href="#org6d297c8">8.19. <text:span text:style-name="OrgTodo">TODO</text:span> [helpful] リッチなヘルプページ</text:a></text:p>
          <text:p text:style-name="Contents_20_1"><text:a xlink:type="simple" xlink:href="#org5724a86">9. 開発サポート</text:a></text:p>
          <text:p text:style-name="Contents_20_2"><text:a xlink:type="simple" xlink:href="#orgff087ec">9.1. 便利キーバインド</text:a></text:p>
          <text:p text:style-name="Contents_20_2"><text:a xlink:type="simple" xlink:href="#orge233b56">9.2. [gist.el] Gist インターフェイス</text:a></text:p>
          <text:p text:style-name="Contents_20_2"><text:a xlink:type="simple" xlink:href="#org21da7a1">9.3. [doxymacs.el] Doxygen のコメントを簡単に入力する</text:a></text:p>
          <text:p text:style-name="Contents_20_2"><text:a xlink:type="simple" xlink:href="#orgfeaae0a">9.4. [matlab.el] Matlab用の設定 <text:span text:style-name="OrgTags">[<text:span text:style-name="OrgTag">Mac</text:span>]</text:span></text:a></text:p>
          <text:p text:style-name="Contents_20_2"><text:a xlink:type="simple" xlink:href="#orgdc46d8f">9.5. [flycheck.el] 構文エラー表示</text:a></text:p>
          <text:p text:style-name="Contents_20_2"><text:a xlink:type="simple" xlink:href="#orgdc6a25d">9.6. [auto-complete.el] 自動補完機能</text:a></text:p>
          <text:p text:style-name="Contents_20_2"><text:a xlink:type="simple" xlink:href="#org53202fb">9.7. [auto-complete-clang.el] オムニ補完</text:a></text:p>
          <text:p text:style-name="Contents_20_3"><text:a xlink:type="simple" xlink:href="#orge379df9">9.7.1. 参考サイト</text:a></text:p>
          <text:p text:style-name="Contents_20_2"><text:a xlink:type="simple" xlink:href="#org5b7209c">9.8. [hideshowvis.el] 関数の表示／非表示</text:a></text:p>
          <text:p text:style-name="Contents_20_2"><text:a xlink:type="simple" xlink:href="#orgc891b1c">9.9. [origami.el] 関数の折りたたみ</text:a></text:p>
          <text:p text:style-name="Contents_20_2"><text:a xlink:type="simple" xlink:href="#orgc54a0f2">9.10. [quickrun.el] お手軽ビルド</text:a></text:p>
          <text:p text:style-name="Contents_20_2"><text:a xlink:type="simple" xlink:href="#orga7815e2">9.11. [ggtags.el] タグジャンプ</text:a></text:p>
          <text:p text:style-name="Contents_20_2"><text:a xlink:type="simple" xlink:href="#org39ac13c">9.12. [0xc] N進数変換</text:a></text:p>
          <text:p text:style-name="Contents_20_2"><text:a xlink:type="simple" xlink:href="#orge1141e3">9.13. <text:span text:style-name="OrgTodo">TODO</text:span> [EditorConfig] コードスタイルの強制</text:a></text:p>
          <text:p text:style-name="Contents_20_1"><text:a xlink:type="simple" xlink:href="#orga595bed">10. Org Mode</text:a></text:p>
          <text:p text:style-name="Contents_20_2"><text:a xlink:type="simple" xlink:href="#orgdab8fbb">10.1. 基本設定</text:a></text:p>
          <text:p text:style-name="Contents_20_2"><text:a xlink:type="simple" xlink:href="#org1568e90">10.2. contribution を使う</text:a></text:p>
          <text:p text:style-name="Contents_20_2"><text:a xlink:type="simple" xlink:href="#orga2e1d7e">10.3. iCal との連携</text:a></text:p>
          <text:p text:style-name="Contents_20_2"><text:a xlink:type="simple" xlink:href="#org04b5fb2">10.4. スピードコマンド</text:a></text:p>
          <text:p text:style-name="Contents_20_2"><text:a xlink:type="simple" xlink:href="#org3543835">10.5. Pomodoro</text:a></text:p>
          <text:p text:style-name="Contents_20_2"><text:a xlink:type="simple" xlink:href="#org7aaa762">10.6. face 関連</text:a></text:p>
          <text:p text:style-name="Contents_20_2"><text:a xlink:type="simple" xlink:href="#orga0b72cd">10.7. <text:span text:style-name="OrgTodo">TODO</text:span> キーワードのカスタマイズ</text:a></text:p>
          <text:p text:style-name="Contents_20_2"><text:a xlink:type="simple" xlink:href="#orgcf307e5">10.8. ImageMagick を使って様々な画像をインライン表示する</text:a></text:p>
          <text:p text:style-name="Contents_20_2"><text:a xlink:type="simple" xlink:href="#org2761848">10.9. [org-agenda] タスク／予定管理</text:a></text:p>
          <text:p text:style-name="Contents_20_2"><text:a xlink:type="simple" xlink:href="#orge2f9f5a">10.10. <text:span text:style-name="OrgTodo">TODO</text:span> [orgbox.el] スケジュール追加のわかりやすい入力</text:a></text:p>
          <text:p text:style-name="Contents_20_2"><text:a xlink:type="simple" xlink:href="#orgf48343b">10.11. <text:span text:style-name="OrgTodo">TODO</text:span> [org-review.el] レビューフローのサポート</text:a></text:p>
          <text:p text:style-name="Contents_20_2"><text:a xlink:type="simple" xlink:href="#org46b24a2">10.12. [appt.el] アラーム設定</text:a></text:p>
          <text:p text:style-name="Contents_20_2"><text:a xlink:type="simple" xlink:href="#org15b837a">10.13. [org-capture] 高速にメモを取る</text:a></text:p>
          <text:p text:style-name="Contents_20_2"><text:a xlink:type="simple" xlink:href="#org4a786fd">10.14. [org-refile] orgツリーの高速移動</text:a></text:p>
          <text:p text:style-name="Contents_20_2"><text:a xlink:type="simple" xlink:href="#org205c011">10.15. [org-babel] 基本設定</text:a></text:p>
          <text:p text:style-name="Contents_20_2"><text:a xlink:type="simple" xlink:href="#org6bf72aa">10.16. [org-babel] ソースブロックの入力キーをカスタマイズ</text:a></text:p>
          <text:p text:style-name="Contents_20_2"><text:a xlink:type="simple" xlink:href="#org27db0b8">10.17. [MobileOrg] iOS との連携</text:a></text:p>
          <text:p text:style-name="Contents_20_2"><text:a xlink:type="simple" xlink:href="#orgd0e3c2c">10.18. [org-tree-slide] Org でプレゼンテーション</text:a></text:p>
          <text:p text:style-name="Contents_20_2"><text:a xlink:type="simple" xlink:href="#orgde042f4">10.19. [org-tree-slide] クロックインとアウトを自動化する</text:a></text:p>
          <text:p text:style-name="Contents_20_2"><text:a xlink:type="simple" xlink:href="#org2228611">10.20. [org-tree-slide] 特定のツリーをプロポーショナルフォントで表示する</text:a></text:p>
          <text:p text:style-name="Contents_20_2"><text:a xlink:type="simple" xlink:href="#org03ef71b">10.21. [org-tree-slide] ヘッドラインをリッチにする</text:a></text:p>
          <text:p text:style-name="Contents_20_2"><text:a xlink:type="simple" xlink:href="#org1c120e5">10.22. <text:span text:style-name="OrgTodo">TODO</text:span> [org-tree-slide] BEGIN_SRCとEND_SRCを消して背景色を変える</text:a></text:p>
          <text:p text:style-name="Contents_20_2"><text:a xlink:type="simple" xlink:href="#org3a7368d">10.23. <text:span text:style-name="OrgTodo">TODO</text:span> [org-fstree] ディレクトリ構造を読み取る</text:a></text:p>
          <text:p text:style-name="Contents_20_2"><text:a xlink:type="simple" xlink:href="#org1b5475d">10.24. [calfw-org] calfw に org の予定を表示する</text:a></text:p>
          <text:p text:style-name="Contents_20_2"><text:a xlink:type="simple" xlink:href="#org11e75ee">10.25. [org-export-generic] エクスポート機能を拡張する</text:a></text:p>
          <text:p text:style-name="Contents_20_2"><text:a xlink:type="simple" xlink:href="#org5e864c7">10.26. <text:span text:style-name="OrgTodo">TODO</text:span> [ox] 出力形式の拡張</text:a></text:p>
          <text:p text:style-name="Contents_20_2"><text:a xlink:type="simple" xlink:href="#orgf38f6e9">10.27. [org-odt] ODT形式に出力</text:a></text:p>
          <text:p text:style-name="Contents_20_2"><text:a xlink:type="simple" xlink:href="#org253f6a3">10.28. [ox-twbs] Twitter Bootstrap 互換のHTML出力</text:a></text:p>
          <text:p text:style-name="Contents_20_2"><text:a xlink:type="simple" xlink:href="#org7b5eedc">10.29. [org-crypt] ツリーを暗号化する</text:a></text:p>
          <text:p text:style-name="Contents_20_2"><text:a xlink:type="simple" xlink:href="#orge8284f5">10.30. [org-mac-link] 外部アプリから情報を取る</text:a></text:p>
          <text:p text:style-name="Contents_20_2"><text:a xlink:type="simple" xlink:href="#org90a55e6">10.31. <text:span text:style-name="OrgTodo">TODO</text:span> Parers3.app からリンクを取得する</text:a></text:p>
          <text:p text:style-name="Contents_20_2"><text:a xlink:type="simple" xlink:href="#orgdb579c6">10.32. <text:span text:style-name="OrgTodo">TODO</text:span> Papers3.app のリンクを開けるようにする</text:a></text:p>
          <text:p text:style-name="Contents_20_2"><text:a xlink:type="simple" xlink:href="#org498ef8f">10.33. <text:span text:style-name="OrgTodo">TODO</text:span> [org-attach] 外部ファイルを紐付ける</text:a></text:p>
          <text:p text:style-name="Contents_20_2"><text:a xlink:type="simple" xlink:href="#org063ae63">10.34. <text:span text:style-name="OrgTodo">TODO</text:span> [org-screenshot] スクリーンショットを貼り付ける</text:a></text:p>
          <text:p text:style-name="Contents_20_2"><text:a xlink:type="simple" xlink:href="#org9bce5a5">10.35. [terminal-notifier] イベント通知</text:a></text:p>
          <text:p text:style-name="Contents_20_3"><text:a xlink:type="simple" xlink:href="#org90cc474">10.35.1. References</text:a></text:p>
          <text:p text:style-name="Contents_20_2"><text:a xlink:type="simple" xlink:href="#org8dd3cf7">10.36. [org-grep] org ファイルを grep する</text:a></text:p>
          <text:p text:style-name="Contents_20_2"><text:a xlink:type="simple" xlink:href="#org1f5bb5e">10.37. [ox-reveal] ナイスなHTML5プレゼンテーション出力</text:a></text:p>
          <text:p text:style-name="Contents_20_2"><text:a xlink:type="simple" xlink:href="#org188fd20">10.38. <text:span text:style-name="OrgTodo">READ</text:span> ME を常に org-mode で開く</text:a></text:p>
          <text:p text:style-name="Contents_20_2"><text:a xlink:type="simple" xlink:href="#org1ce2867">10.39. Growlnotify と org-mode でアラーム管理</text:a></text:p>
          <text:p text:style-name="Contents_20_3"><text:a xlink:type="simple" xlink:href="#org61ccb84">10.39.1. キーバインド</text:a></text:p>
          <text:p text:style-name="Contents_20_2"><text:a xlink:type="simple" xlink:href="#orged8e02b">10.40. org-mode の latex エクスポート関数をオーバーライド</text:a></text:p>
          <text:p text:style-name="Contents_20_2"><text:a xlink:type="simple" xlink:href="#orgba8ee59">10.41. [org-autolist] ブリッツの入力を簡単に</text:a></text:p>
          <text:p text:style-name="Contents_20_2"><text:a xlink:type="simple" xlink:href="#orgd74adc3">10.42. <text:span text:style-name="OrgTodo">TODO</text:span> [org-dashboard] 進捗をプログレスバーで確認</text:a></text:p>
          <text:p text:style-name="Contents_20_2"><text:a xlink:type="simple" xlink:href="#orgb0d743b">10.43. <text:span text:style-name="OrgTodo">TODO</text:span> [org-clock-today] 今日の総作業時間をモードラインに表示</text:a></text:p>
          <text:p text:style-name="Contents_20_2"><text:a xlink:type="simple" xlink:href="#orgb872577">10.44. <text:span text:style-name="OrgTodo">TODO</text:span> [org-recent-headings] 訪問したツリーを記録し簡単に再訪問可能にする</text:a></text:p>
          <text:p text:style-name="Contents_20_2"><text:a xlink:type="simple" xlink:href="#org4118561">10.45. <text:span text:style-name="OrgTodo">TODO</text:span> [orgnav] ツリーの検索インタフェース</text:a></text:p>
          <text:p text:style-name="Contents_20_2"><text:a xlink:type="simple" xlink:href="#org29e8d35">10.46. <text:span text:style-name="OrgTodo">TODO</text:span> [org-random-todo] ランダムにタスクを選ぶ</text:a></text:p>
          <text:p text:style-name="Contents_20_2"><text:a xlink:type="simple" xlink:href="#orgb110347">10.47. <text:span text:style-name="OrgTodo">TODO</text:span> [toc-org] 目次の挿入</text:a></text:p>
          <text:p text:style-name="Contents_20_1"><text:a xlink:type="simple" xlink:href="#org3983d61">11. フレーム／ウィンドウ制御</text:a></text:p>
          <text:p text:style-name="Contents_20_2"><text:a xlink:type="simple" xlink:href="#org01bfbe6">11.1. 起動時の設定</text:a></text:p>
          <text:p text:style-name="Contents_20_2"><text:a xlink:type="simple" xlink:href="#org1628a61">11.2. [e2wm.el] 二画面表示</text:a></text:p>
          <text:p text:style-name="Contents_20_2"><text:a xlink:type="simple" xlink:href="#org1883086">11.3. [moom.el] キーボードでフレームの場所を移す</text:a></text:p>
          <text:p text:style-name="Contents_20_2"><text:a xlink:type="simple" xlink:href="#org94f9bb0">11.4. [popwin.el] ポップアップウィンドウの制御</text:a></text:p>
          <text:p text:style-name="Contents_20_2"><text:a xlink:type="simple" xlink:href="#org90bc742">11.5. <text:span text:style-name="OrgTodo">TODO</text:span> [shackle.el] ポップアップウィンドウの制御</text:a></text:p>
          <text:p text:style-name="Contents_20_2"><text:a xlink:type="simple" xlink:href="#orgb1eaed1">11.6. [elscreen.el] Emacs バッファをタブ化</text:a></text:p>
          <text:p text:style-name="Contents_20_2"><text:a xlink:type="simple" xlink:href="#org9744a42">11.7. [tabbar-ruler] バッファをタブ切り替え可能に</text:a></text:p>
          <text:p text:style-name="Contents_20_1"><text:a xlink:type="simple" xlink:href="#org61425c0">12. フォント／配色関連</text:a></text:p>
          <text:p text:style-name="Contents_20_2"><text:a xlink:type="simple" xlink:href="#org06980ee">12.1. 正規表現を見やすくする</text:a></text:p>
          <text:p text:style-name="Contents_20_2"><text:a xlink:type="simple" xlink:href="#org0aa09b9">12.2. 設定ファイルを見やすくする</text:a></text:p>
          <text:p text:style-name="Contents_20_2"><text:a xlink:type="simple" xlink:href="#org9c8abc3">12.3. カーソル行に色をつける</text:a></text:p>
          <text:p text:style-name="Contents_20_2"><text:a xlink:type="simple" xlink:href="#org792df26">12.4. カーソル色の切り替え <text:span text:style-name="OrgTags">[<text:span text:style-name="OrgTag">Mac</text:span>]</text:span></text:a></text:p>
          <text:p text:style-name="Contents_20_2"><text:a xlink:type="simple" xlink:href="#org5ee1512">12.5. カーソルを点滅させない</text:a></text:p>
          <text:p text:style-name="Contents_20_2"><text:a xlink:type="simple" xlink:href="#org203a8e5">12.6. カーソル位置のフォントを確認</text:a></text:p>
          <text:p text:style-name="Contents_20_2"><text:a xlink:type="simple" xlink:href="#org6dae7bf">12.7. フォント設定</text:a></text:p>
          <text:p text:style-name="Contents_20_3"><text:a xlink:type="simple" xlink:href="#org5474824">12.7.1. フォントのインストール方法</text:a></text:p>
          <text:p text:style-name="Contents_20_3"><text:a xlink:type="simple" xlink:href="#org128836e">12.7.2. フォントチェック用コード</text:a></text:p>
          <text:p text:style-name="Contents_20_2"><text:a xlink:type="simple" xlink:href="#org2b16691">12.8. 行間を制御する</text:a></text:p>
          <text:p text:style-name="Contents_20_2"><text:a xlink:type="simple" xlink:href="#org59bcc1b">12.9. パッチをカラフルに表示する</text:a></text:p>
          <text:p text:style-name="Contents_20_2"><text:a xlink:type="simple" xlink:href="#org5d1e0d0">12.10. 背景を黒系色にする</text:a></text:p>
          <text:p text:style-name="Contents_20_2"><text:a xlink:type="simple" xlink:href="#orge7111a1">12.11. 時間帯を指定して起動時にテーマを切り替える</text:a></text:p>
          <text:p text:style-name="Contents_20_2"><text:a xlink:type="simple" xlink:href="#orge98d406">12.12. [rainbow-mode.el] 配色のリアルタイム確認</text:a></text:p>
          <text:p text:style-name="Contents_20_3"><text:a xlink:type="simple" xlink:href="#orgd603f48">12.12.1. 色一覧</text:a></text:p>
          <text:p text:style-name="Contents_20_2"><text:a xlink:type="simple" xlink:href="#org36ff56b">12.13. [volatile-highlights] コピペした領域を強調</text:a></text:p>
          <text:p text:style-name="Contents_20_2"><text:a xlink:type="simple" xlink:href="#org402858b">12.14. <text:span text:style-name="OrgTodo">TODO</text:span> [edit-color-stamp] Qt経由でカラーピッカーを使う</text:a></text:p>
          <text:p text:style-name="Contents_20_1"><text:a xlink:type="simple" xlink:href="#org13ac012">13. ユーティリティ関数</text:a></text:p>
          <text:p text:style-name="Contents_20_2"><text:a xlink:type="simple" xlink:href="#org065d64e">13.1. [pomodoro.el] ポモドーロの実践</text:a></text:p>
          <text:p text:style-name="Contents_20_2"><text:a xlink:type="simple" xlink:href="#org8ef77ed">13.2. [pomodoro.el] 続・ポモドーロの実践</text:a></text:p>
          <text:p text:style-name="Contents_20_2"><text:a xlink:type="simple" xlink:href="#orgbb07bb6">13.3. カレントバッファのあるディレクトリをターミナルで表示</text:a></text:p>
          <text:p text:style-name="Contents_20_2"><text:a xlink:type="simple" xlink:href="#orgc3456cd">13.4. [google-this.el] 単語をグーグル検索</text:a></text:p>
          <text:p text:style-name="Contents_20_2"><text:a xlink:type="simple" xlink:href="#orgd2c6bf3">13.5. [lingr.el] チャットルームに参加</text:a></text:p>
          <text:p text:style-name="Contents_20_2"><text:a xlink:type="simple" xlink:href="#org538525a">13.6. <text:span text:style-name="OrgTodo">TODO</text:span> [password-store.el] パスワード管理</text:a></text:p>
          <text:p text:style-name="Contents_20_2"><text:a xlink:type="simple" xlink:href="#orgead7c27">13.7. [multi-term.el] ターミナル</text:a></text:p>
          <text:p text:style-name="Contents_20_2"><text:a xlink:type="simple" xlink:href="#orgd69d7d7">13.8. [osx-lib.el] OSX用ユーティリティ <text:span text:style-name="OrgTags">[<text:span text:style-name="OrgTag">Mac</text:span>]</text:span></text:a></text:p>
          <text:p text:style-name="Contents_20_2"><text:a xlink:type="simple" xlink:href="#orge88a381">13.9. iterm2 を Emacs から呼び出したい <text:span text:style-name="OrgTags">[<text:span text:style-name="OrgTag">Mac</text:span>]</text:span></text:a></text:p>
          <text:p text:style-name="Contents_20_2"><text:a xlink:type="simple" xlink:href="#org31c8c85">13.10. [utility.el] 自作してテスト中の便利関数群</text:a></text:p>
          <text:p text:style-name="Contents_20_1"><text:a xlink:type="simple" xlink:href="#org0c5dc2a">14. おわりに</text:a></text:p>
        </text:index-body>
      </text:table-of-content>
      <text:h text:style-name="Heading_20_1" text:outline-level="1" text:is-list-header="false">
<text:bookmark-start text:name="OrgXref.orgd2f2780"/>
<text:bookmark text:name="orgd2f2780"/>はじめに
<text:bookmark-end text:name="OrgXref.orgd2f2780"/></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line-break/></text:p>
        </text:list-item>
        <text:list-item>
          <text:p text:style-name="Text_20_body">一部の関数定義を <text:a xlink:type="simple" xlink:href="http://pastelwill.jp/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e95487a"/>
<text:bookmark text:name="orge95487a"/>基本設定
<text:bookmark-end text:name="OrgXref.orge95487a"/></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88179af"/>
<text:bookmark text:name="org88179af"/>init.el のヘッダ
<text:bookmark-end text:name="OrgXref.org88179af"/></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516cfac"/>
<text:bookmark text:name="org516cfac"/>init ファイルの読み込み時間計測
<text:bookmark-end text:name="OrgXref.org516cfac"/></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082de76"/>
<text:bookmark text:name="org082de76"/>起動時間の計測
<text:bookmark-end text:name="OrgXref.org082de76"/></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ff181c3"/>
<text:bookmark text:name="orgff181c3"/>GCサイズの最適化
<text:bookmark-end text:name="OrgXref.orgff181c3"/></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47081f"/>
<text:bookmark text:name="org647081f"/>[exec-path-from-shell] PATH設定をシェルから継承する
<text:bookmark-end text:name="OrgXref.org647081f"/></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4060703"/>
<text:bookmark text:name="org4060703"/>cl を使う
<text:bookmark-end text:name="OrgXref.org4060703"/></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811a59e"/>
<text:bookmark text:name="org811a59e"/>[load-package-p] 設定の読み込みフラグを確認する
<text:bookmark-end text:name="OrgXref.org811a59e"/></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11db102"/>
<text:bookmark text:name="org11db102"/>リストで関数を渡せる autoload-if-found を使う
<text:bookmark-end text:name="OrgXref.org11db102"/></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not<text:s/>(listp<text:s/>functions))</text:p>
      <text:p text:style-name="OrgSrcBlock"><text:s/><text:s/><text:s/><text:s/>(<text:span text:style-name="OrgSrcFontLockKeywordFace">setq</text:span><text:s/>functions<text:s/>(list<text:s/>functions)))</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da74ec6"/>
<text:bookmark text:name="orgda74ec6"/>[eval-after-autoload-if-found] 複数関数を対象とする遅延読み込み
<text:bookmark-end text:name="OrgXref.orgda74ec6"/></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fec08db"/>
<text:bookmark text:name="orgfec08db"/>関数版
<text:bookmark-end text:name="OrgXref.orgfec08db"/></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7abc5f8"/>
<text:bookmark text:name="org7abc5f8"/>マクロ版
<text:bookmark-end text:name="OrgXref.org7abc5f8"/></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aa732d2"/>
<text:bookmark text:name="orgaa732d2"/>[library-p] load-path にライブラリがあるかを判定
<text:bookmark-end text:name="OrgXref.orgaa732d2"/></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97d4005"/>
<text:bookmark text:name="org97d4005"/>[passed-clock-p] 指定時刻が本日の未来の時刻かを判定
<text:bookmark-end text:name="OrgXref.org97d4005"/></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521a5a4"/>
<text:bookmark text:name="org521a5a4"/>[input-focus-p] フォーカス判定
<text:bookmark-end text:name="OrgXref.org521a5a4"/></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fc93787"/>
<text:bookmark text:name="orgfc93787"/>警告の抑制
<text:bookmark-end text:name="OrgXref.orgfc93787"/></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ca28158"/>
<text:bookmark text:name="orgca28158"/>エラー表示の抑制
<text:bookmark-end text:name="OrgXref.orgca28158"/></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2b5dff6"/>
<text:bookmark text:name="org2b5dff6"/>C-x C-c で容易にEmacsを終了させないように質問する
<text:bookmark-end text:name="OrgXref.org2b5dff6"/></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0231b4a"/>
<text:bookmark text:name="org0231b4a"/>キーバインド
<text:bookmark-end text:name="OrgXref.org0231b4a"/></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b87bc37"/>
<text:bookmark text:name="orgb87bc37"/>Messages 出力を封じるためのマクロ
<text:bookmark-end text:name="OrgXref.orgb87bc37"/></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2041bfb"/>
<text:bookmark text:name="org2041bfb"/>エンターキーの挙動
<text:bookmark-end text:name="OrgXref.org2041bfb"/></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18c6a69"/>
<text:bookmark text:name="org18c6a69"/>コマンド入力中に入力過程をミニバッファに反映する
<text:bookmark-end text:name="OrgXref.org18c6a69"/></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88c0501"/>
<text:bookmark text:name="org88c0501"/>コア設定
<text:bookmark-end text:name="OrgXref.org88c0501"/></text:h>
      <text:p text:style-name="Text_20_body">Emacs を操作して文書編集する上で欠かせない設定です．<text:line-break/></text:p>
      <text:h text:style-name="Heading_20_2" text:outline-level="2" text:is-list-header="false">
<text:bookmark-start text:name="OrgXref.org62dfeea"/>
<text:bookmark text:name="org62dfeea"/>言語／文字コード
<text:bookmark-end text:name="OrgXref.org62dfeea"/></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959ebe2"/>
<text:bookmark text:name="org959ebe2"/>日本語入力
<text:bookmark-end text:name="OrgXref.org959ebe2"/></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98b6841"/>
<text:bookmark text:name="org98b6841"/>[ag.el] 検索
<text:bookmark-end text:name="OrgXref.org98b6841"/></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0ac1e0b"/>
<text:bookmark text:name="org0ac1e0b"/>基本キーバインド
<text:bookmark-end text:name="OrgXref.org0ac1e0b"/></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4ae2154"/>
<text:bookmark text:name="org4ae2154"/>ナローイングするか
<text:bookmark-end text:name="OrgXref.org4ae2154"/></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942a854"/>
<text:bookmark text:name="org942a854"/>バッファの終わりでのnewlineを禁止する
<text:bookmark-end text:name="OrgXref.org942a854"/></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92afa37"/>
<text:bookmark text:name="org92afa37"/>常に最終行に一行追加する
<text:bookmark-end text:name="OrgXref.org92afa3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9b0f656"/>
<text:bookmark text:name="org9b0f656"/>長い文章を右端で常に折り返す
<text:bookmark-end text:name="OrgXref.org9b0f656"/></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6ee4f9c"/>
<text:bookmark text:name="org6ee4f9c"/>バッファが外部から編集された場合に自動で再読み込みする
<text:bookmark-end text:name="OrgXref.org6ee4f9c"/></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e7f019e"/>
<text:bookmark text:name="orge7f019e"/>[uniquify.el] 同じバッファ名が開かれた場合に区別する
<text:bookmark-end text:name="OrgXref.orge7f019e"/></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3dc252c"/>
<text:bookmark text:name="org3dc252c"/>マウスで選択した領域を自動コピー
<text:bookmark-end text:name="OrgXref.org3dc252c"/></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a79d895"/>
<text:bookmark text:name="orga79d895"/>パッケージ管理
<text:bookmark-end text:name="OrgXref.orga79d895"/></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f7c2f08"/>
<text:bookmark text:name="orgf7c2f08"/>[cask-mode.el] モード設定
<text:bookmark-end text:name="OrgXref.orgf7c2f08"/></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28445ed"/>
<text:bookmark text:name="org28445ed"/>Cask のセットアップ
<text:bookmark-end text:name="OrgXref.org28445ed"/></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b45890e"/>
<text:bookmark text:name="orgb45890e"/>load-path を一箇所にして起動を高速化
<text:bookmark-end text:name="OrgXref.orgb45890e"/></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608d1f0"/>
<text:bookmark text:name="org608d1f0"/>[paradox.el] パッケージ選択画面の改善
<text:bookmark-end text:name="OrgXref.org608d1f0"/></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17d4405"/>
<text:bookmark text:name="org17d4405"/>インデント
<text:bookmark-end text:name="OrgXref.org17d4405"/></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5c75393"/>
<text:bookmark text:name="org5c75393"/>[aggressive-indent] 即時バッファ整形
<text:bookmark-end text:name="OrgXref.org5c75393"/></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fc666b9"/>
<text:bookmark text:name="orgfc666b9"/>ファイルリンクを辿る時に確認のメッセージを出さない
<text:bookmark-end text:name="OrgXref.orgfc666b9"/></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1aa88e0"/>
<text:bookmark text:name="org1aa88e0"/>MBPビルド用設定
<text:bookmark-end text:name="OrgXref.org1aa88e0"/></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c623a30"/>
<text:bookmark text:name="orgc623a30"/>NSビルド用設定<text:tab/><text:span text:style-name="OrgTags">[<text:span text:style-name="OrgTag">Mac</text:span>]</text:span>
<text:bookmark-end text:name="OrgXref.orgc623a30"/></text:h>
      <text:p text:style-name="Text_20_body">インラインパッチの適用が前提の設定です． <text:span text:style-name="OrgCode">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ac-toggle-input-method<text:s/>nil)))</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188cdb3"/>
<text:bookmark text:name="org188cdb3"/>カーソル移動
<text:bookmark-end text:name="OrgXref.org188cdb3"/></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5c56a3f"/>
<text:bookmark text:name="org5c56a3f"/>バッファ内のカーソル移動
<text:bookmark-end text:name="OrgXref.org5c56a3f"/></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7a4940e"/>
<text:bookmark text:name="org7a4940e"/>バッファ間のカーソル移動
<text:bookmark-end text:name="OrgXref.org7a4940e"/></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e21f052"/>
<text:bookmark text:name="orge21f052"/>スクロールを制御
<text:bookmark-end text:name="OrgXref.orge21f052"/></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fd83efd"/>
<text:bookmark text:name="orgfd83efd"/>スクロールで表示を重複させる行数
<text:bookmark-end text:name="OrgXref.orgfd83efd"/></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0067e56"/>
<text:bookmark text:name="org0067e56"/>[SmoothScroll.el] カーソル固定でスクロールする
<text:bookmark-end text:name="OrgXref.org0067e56"/></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076e42d"/>
<text:bookmark text:name="org076e42d"/>キーバインド
<text:bookmark-end text:name="OrgXref.org076e42d"/></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3b6dfe1"/>
<text:bookmark text:name="org3b6dfe1"/>[smooth-scroll.el] 滑らかなスクロール
<text:bookmark-end text:name="OrgXref.org3b6dfe1"/></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a0463ae"/>
<text:bookmark text:name="orga0463ae"/>[point-undo.el] カーソル位置を簡単にたどる
<text:bookmark-end text:name="OrgXref.orga0463ae"/></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888a33d"/>
<text:bookmark text:name="org888a33d"/>[cycle-buffer.el] カレントバッファの表示切り替え
<text:bookmark-end text:name="OrgXref.org888a33d"/></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f5e1636"/>
<text:bookmark text:name="orgf5e1636"/>[bm.el] カーソル位置をブックマークして追う
<text:bookmark-end text:name="OrgXref.orgf5e1636"/></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9edbc46"/>
<text:bookmark text:name="org9edbc46"/>[centered-cursor-mode.el] カーソル位置をバッファ中央に固定
<text:bookmark-end text:name="OrgXref.org9edbc46"/></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9ce48d2"/>
<text:bookmark text:name="org9ce48d2"/>[back-button] マークをたどる
<text:bookmark-end text:name="OrgXref.org9ce48d2"/></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helm-config"</text:span></text:p>
      <text:p text:style-name="OrgSrcBlockLastLine"><text:s/><text:s/>(back-button-mode<text:s/>1))</text:p>
      <text:h text:style-name="Heading_20_2" text:outline-level="2" text:is-list-header="false">
<text:bookmark-start text:name="OrgXref.orgafdfb85"/>
<text:bookmark text:name="orgafdfb85"/>[smart-mark] C-g後に元の場所へカーソルを戻す
<text:bookmark-end text:name="OrgXref.orgafdfb85"/></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helm-config</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1" text:outline-level="1" text:is-list-header="false">
<text:bookmark-start text:name="OrgXref.org2454c80"/>
<text:bookmark text:name="org2454c80"/>編集サポート
<text:bookmark-end text:name="OrgXref.org2454c80"/></text:h>
      <text:h text:style-name="Heading_20_2" text:outline-level="2" text:is-list-header="false">
<text:bookmark-start text:name="OrgXref.org3f5b828"/>
<text:bookmark text:name="org3f5b828"/>矩形編集／連番入力
<text:bookmark-end text:name="OrgXref.org3f5b828"/></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e59d07b"/>
<text:bookmark text:name="orge59d07b"/>Yank時に装飾を取る
<text:bookmark-end text:name="OrgXref.orge59d07b"/></text:h>
      <text:p text:style-name="OrgSrcBlockLastLine">(<text:span text:style-name="OrgSrcFontLockKeywordFace">setq</text:span><text:s/>yank-excluded-properties<text:s/>t)</text:p>
      <text:h text:style-name="Heading_20_2" text:outline-level="2" text:is-list-header="false">
<text:bookmark-start text:name="OrgXref.orga6e5a54"/>
<text:bookmark text:name="orga6e5a54"/>ファイル保存時に時間を記録する
<text:bookmark-end text:name="OrgXref.orga6e5a54"/></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fcd2073"/>
<text:bookmark text:name="orgfcd2073"/>選択リージョンを使って検索
<text:bookmark-end text:name="OrgXref.orgfcd2073"/></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a73a764"/>
<text:bookmark text:name="orga73a764"/>ChangeLog モード
<text:bookmark-end text:name="OrgXref.orga73a764"/></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035f421"/>
<text:bookmark text:name="org035f421"/>テキストモード
<text:bookmark-end text:name="OrgXref.org035f421"/></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1066fea"/>
<text:bookmark text:name="org1066fea"/>C/C++モード
<text:bookmark-end text:name="OrgXref.org1066fea"/></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c95dd2d"/>
<text:bookmark text:name="orgc95dd2d"/>C#モード
<text:bookmark-end text:name="OrgXref.orgc95dd2d"/></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827f2e8"/>
<text:bookmark text:name="org827f2e8"/>Infoモード
<text:bookmark-end text:name="OrgXref.org827f2e8"/></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5028474"/>
<text:bookmark text:name="org5028474"/>Rモード
<text:bookmark-end text:name="OrgXref.org5028474"/></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950514b"/>
<text:bookmark text:name="org950514b"/>nXMLモード
<text:bookmark-end text:name="OrgXref.org950514b"/></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90981b4"/>
<text:bookmark text:name="org90981b4"/>yamlモード
<text:bookmark-end text:name="OrgXref.org90981b4"/></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27ca11a"/>
<text:bookmark text:name="org27ca11a"/>jsonモード
<text:bookmark-end text:name="OrgXref.org27ca11a"/></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63e2c8f"/>
<text:bookmark text:name="org63e2c8f"/>javascriptモード
<text:bookmark-end text:name="OrgXref.org63e2c8f"/></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2ce2764"/>
<text:bookmark text:name="org2ce2764"/>csvモード
<text:bookmark-end text:name="OrgXref.org2ce2764"/></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bd1aa28"/>
<text:bookmark text:name="orgbd1aa28"/>asciiモード
<text:bookmark-end text:name="OrgXref.orgbd1aa28"/></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f9bfda7"/>
<text:bookmark text:name="orgf9bfda7"/>esモード
<text:bookmark-end text:name="OrgXref.orgf9bfda7"/></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48bd5fc"/>
<text:bookmark text:name="org48bd5fc"/>gnuplotモード
<text:bookmark-end text:name="OrgXref.org48bd5fc"/></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097cc1e"/>
<text:bookmark text:name="org097cc1e"/>markdown-mode
<text:bookmark-end text:name="OrgXref.org097cc1e"/></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90240b6"/>
<text:bookmark text:name="org90240b6"/>スペルチェック
<text:bookmark-end text:name="OrgXref.org90240b6"/></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0ccea10"/>
<text:bookmark text:name="org0ccea10"/>リアルタイムスペルチェック
<text:bookmark-end text:name="OrgXref.org0ccea10"/></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3a03bb2"/>
<text:bookmark text:name="org3a03bb2"/>[latex-math-preview.el] TeX数式をプレビュー
<text:bookmark-end text:name="OrgXref.org3a03bb2"/></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a49c778"/>
<text:bookmark text:name="orga49c778"/>[po-mode.el] 翻訳ファイルの編集
<text:bookmark-end text:name="OrgXref.orga49c778"/></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49b9c26"/>
<text:bookmark text:name="org49b9c26"/>[word-count.el] リージョン内の文字をカウントする
<text:bookmark-end text:name="OrgXref.org49b9c26"/></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3d1f611"/>
<text:bookmark text:name="org3d1f611"/>[yatex.el] YaTeXモード
<text:bookmark-end text:name="OrgXref.org3d1f611"/></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550fc8d"/>
<text:bookmark text:name="org550fc8d"/>[auxtex.el] AUCTEXモード
<text:bookmark-end text:name="OrgXref.org550fc8d"/></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6e555b8"/>
<text:bookmark text:name="org6e555b8"/>[display-time-world-mode] 世界時計
<text:bookmark-end text:name="OrgXref.org6e555b8"/></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3ac0b58"/>
<text:bookmark text:name="org3ac0b58"/>[yasnippet.el] Emacs用のテンプレートシステム
<text:bookmark-end text:name="OrgXref.org3ac0b58"/></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908a071"/>
<text:bookmark text:name="org908a071"/>[sdic.el] 英辞郎で英単語を調べる
<text:bookmark-end text:name="OrgXref.org908a071"/></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eval-after-autoload-if-found</text:p>
      <text:p text:style-name="OrgSrcBlock"><text:s/><text:s/><text:s/><text:s/><text:s/><text:s/><text:s/>'(sdic-describe-word<text:s/>sdic-describe-word-at-point)<text:s/><text:span text:style-name="OrgSrcFontLockStringFace">"sdic"</text:span><text:s/>nil<text:s/>t<text:s/>nil</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text:s/>(<text:span text:style-name="OrgSrcFontLockKeywordFace">setq</text:span><text:s/>sdic-default-coding-system<text:s/>'utf-8)</text:p>
      <text:p text:style-name="OrgSrcBlock"><text:s/><text:s/><text:s/><text:s/><text:s/><text:s/><text:s/><text:s/><text:s/><text:span text:style-name="OrgSrcFontLockCommentDelimiterFace">;;<text:s/></text:span><text:span text:style-name="OrgSrcFontLockCommentFace">Dictionary<text:s/>(English<text:s/>=&gt;<text:s/>Japanese)</text:span></text:p>
      <text:p text:style-name="OrgSrcBlock"><text:s/><text:s/><text:s/><text:s/><text:s/><text:s/><text:s/><text:s/><text:s/>(<text:span text:style-name="OrgSrcFontLockKeywordFace">setq</text:span><text:s/>sdic-eiwa-dictionary-list</text:p>
      <text:p text:style-name="OrgSrcBlock"><text:s/><text:s/><text:s/><text:s/><text:s/><text:s/><text:s/><text:s/><text:s/><text:s/><text:s/><text:s/><text:s/><text:s/><text:s/>'((sdicf-client<text:s/><text:span text:style-name="OrgSrcFontLockStringFace">"~/Dropbox/Dic/EIJIRO6/EIJI-128.sdic"</text:span>)))</text:p>
      <text:p text:style-name="OrgSrcBlock"><text:s/><text:s/><text:s/><text:s/><text:s/><text:s/><text:s/><text:s/><text:s/><text:span text:style-name="OrgSrcFontLockCommentDelimiterFace">;;<text:s/></text:span><text:span text:style-name="OrgSrcFontLockCommentFace">Dictionary<text:s/>(Japanese<text:s/>=&gt;<text:s/>English)</text:span></text:p>
      <text:p text:style-name="OrgSrcBlock"><text:s/><text:s/><text:s/><text:s/><text:s/><text:s/><text:s/><text:s/><text:s/>(<text:span text:style-name="OrgSrcFontLockKeywordFace">setq</text:span><text:s/>sdic-waei-dictionary-list</text:p>
      <text:p text:style-name="OrgSrcBlock"><text:s/><text:s/><text:s/><text:s/><text:s/><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e6a212c"/>
<text:bookmark text:name="orge6a212c"/>MacOSのdictionary.appで辞書をひく
<text:bookmark-end text:name="OrgXref.orge6a212c"/></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48d17af"/>
<text:bookmark text:name="org48d17af"/>MacOSのdictionary.appでCOBUILD5の辞書をひく（旧）
<text:bookmark-end text:name="OrgXref.org48d17af"/></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235dc38"/>
<text:bookmark text:name="org235dc38"/>マイナーモード化
<text:bookmark-end text:name="OrgXref.org235dc38"/></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f01c4fc"/>
<text:bookmark text:name="orgf01c4fc"/>キーバインド
<text:bookmark-end text:name="OrgXref.orgf01c4fc"/></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2" text:outline-level="2" text:is-list-header="false">
<text:bookmark-start text:name="OrgXref.org7bd8d39"/>
<text:bookmark text:name="org7bd8d39"/>[lookup.el] 辞書
<text:bookmark-end text:name="OrgXref.org7bd8d3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ef03e6e"/>
<text:bookmark text:name="orgef03e6e"/>キーバインド
<text:bookmark-end text:name="OrgXref.orgef03e6e"/></text:h>
      <text:p text:style-name="OrgSrcBlockLastLine">(global-set-key<text:s/>(kbd<text:s/><text:span text:style-name="OrgSrcFontLockStringFace">"&lt;f6&gt;"</text:span>)<text:s/>'lookup-word)</text:p>
      <text:h text:style-name="Heading_20_2" text:outline-level="2" text:is-list-header="false">
<text:bookmark-start text:name="OrgXref.orgc3a6868"/>
<text:bookmark text:name="orgc3a6868"/>[cacoo] Cacoo で描く
<text:bookmark-end text:name="OrgXref.orgc3a6868"/></text:h>
      <text:p text:style-name="Text_20_body">画像をリサイズしてバッファに表示する用途にも使える．<text:line-break/></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c59388d"/>
<text:bookmark text:name="orgc59388d"/>[iedit] バッファ内の同じ文字列を一度に編集する
<text:bookmark-end text:name="OrgXref.orgc59388d"/></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9a4155"/>
<text:bookmark text:name="org79a4155"/>[web-mode] HTML編集
<text:bookmark-end text:name="OrgXref.org79a4155"/></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5cbd0e8"/>
<text:bookmark text:name="org5cbd0e8"/>[emmet-mode] zencoding の後継
<text:bookmark-end text:name="OrgXref.org5cbd0e8"/></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a32142b"/>
<text:bookmark text:name="orga32142b"/>[zencoding-mode] HTML編集の高速化（旧）
<text:bookmark-end text:name="OrgXref.orga32142b"/></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e82c4d0"/>
<text:bookmark text:name="orge82c4d0"/>[describe-number] 16進数などを確認
<text:bookmark-end text:name="OrgXref.orge82c4d0"/></text:h>
      <text:p text:style-name="Text_20_body"><text:span text:style-name="OrgCode">describe-number.el</text:span> を使うと，16進数表示や文字コードを確認できます．<text:line-break/></text:p>
      <text:p text:style-name="OrgSrcBlock">(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366b91b"/>
<text:bookmark text:name="org366b91b"/>[web-beautify.el] ソースコード整形
<text:bookmark-end text:name="OrgXref.org366b91b"/></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c32d78b"/>
<text:bookmark text:name="orgc32d78b"/>[smartparens.el] 対応するカッコの挿入をアシスト
<text:bookmark-end text:name="OrgXref.orgc32d78b"/></text:h>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9bc9bfc"/>
<text:bookmark text:name="org9bc9bfc"/>[replace-from-region.el] 選択領域を別の文字列に置き換える
<text:bookmark-end text:name="OrgXref.org9bc9bfc"/></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01726bb"/>
<text:bookmark text:name="org01726bb"/>[selected.el] リージョン選択時のアクションを制御
<text:bookmark-end text:name="OrgXref.org01726bb"/></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LastLine"><text:s/><text:s/><text:s/><text:s/>(selected-global-mode<text:s/>1)))</text:p>
      <text:h text:style-name="Heading_20_1" text:outline-level="1" text:is-list-header="false">
<text:bookmark-start text:name="OrgXref.org2563cae"/>
<text:bookmark text:name="org2563cae"/>表示サポート
<text:bookmark-end text:name="OrgXref.org2563cae"/></text:h>
      <text:h text:style-name="Heading_20_2" text:outline-level="2" text:is-list-header="false">
<text:bookmark-start text:name="OrgXref.orgefd5632"/>
<text:bookmark text:name="orgefd5632"/>モードラインのモード名を短くする
<text:bookmark-end text:name="OrgXref.orgefd5632"/></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editorconfig"</text:span><text:s/>(diminish<text:s/>'editorconfig-mode<text:s/><text:span text:style-name="OrgSrcFontLockStringFace">"<text:s/>EC"</text:span>))</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dba9808"/>
<text:bookmark text:name="orgdba9808"/>モードラインのNarrowを短くする
<text:bookmark-end text:name="OrgXref.orgdba9808"/></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241cf2d"/>
<text:bookmark text:name="org241cf2d"/>モードラインの節約（VC-mode編）
<text:bookmark-end text:name="OrgXref.org241cf2d"/></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fb95b63"/>
<text:bookmark text:name="orgfb95b63"/>モードラインの色をカスタマイズする
<text:bookmark-end text:name="OrgXref.orgfb95b63"/></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fc1685b"/>
<text:bookmark text:name="orgfc1685b"/>色セット例
<text:bookmark-end text:name="OrgXref.orgfc1685b"/></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78c8201"/>
<text:bookmark text:name="org78c8201"/>visible-bell のカスタマイズ
<text:bookmark-end text:name="OrgXref.org78c8201"/></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bbeb20f"/>
<text:bookmark text:name="orgbbeb20f"/>常に <text:span text:style-name="Bold">scratch</text:span> を表示して起動する
<text:bookmark-end text:name="OrgXref.orgbbeb20f"/></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333333</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pan></text:p>
      <text:p text:style-name="OrgSrcBlock"><text:s/><text:s/>(set-face-background<text:s/>'header-line<text:s/><text:span text:style-name="OrgSrcFontLockStringFace">"</text:span><text:span text:style-name="OrgSrcDefault0016">#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34c03a6"/>
<text:bookmark text:name="org34c03a6"/>バッテリー情報をモードラインに表示する
<text:bookmark-end text:name="OrgXref.org34c03a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3886417"/>
<text:bookmark text:name="org3886417"/>スクロールバーを非表示にする
<text:bookmark-end text:name="OrgXref.org3886417"/></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2669cfa"/>
<text:bookmark text:name="org2669cfa"/>[yascroll] フリンジにスクロールバーを出す
<text:bookmark-end text:name="OrgXref.org2669cfa"/></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153f2d3"/>
<text:bookmark text:name="org153f2d3"/>ツールバーを非表示にする
<text:bookmark-end text:name="OrgXref.org153f2d3"/></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d8b3999"/>
<text:bookmark text:name="orgd8b3999"/>起動時のスプラッシュ画面を表示しない
<text:bookmark-end text:name="OrgXref.orgd8b3999"/></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587c4f9"/>
<text:bookmark text:name="org587c4f9"/>カーソル行の行数をモードラインに表示する
<text:bookmark-end text:name="OrgXref.org587c4f9"/></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helm-config"</text:span></text:p>
      <text:p text:style-name="OrgSrcBlockLastLine"><text:s/><text:s/>(line-number-mode<text:s/>1))</text:p>
      <text:h text:style-name="Heading_20_2" text:outline-level="2" text:is-list-header="false">
<text:bookmark-start text:name="OrgXref.orgb1b167f"/>
<text:bookmark text:name="orgb1b167f"/>カーソル行の関数名をモードラインに表示する
<text:bookmark-end text:name="OrgXref.orgb1b167f"/></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cc0bf3e"/>
<text:bookmark text:name="orgcc0bf3e"/>時刻をモードラインに表示する
<text:bookmark-end text:name="OrgXref.orgcc0bf3e"/></text:h>
      <text:p text:style-name="Text_20_body"><text:span text:style-name="OrgCode">helm-config</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helm-config"</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cd59d06"/>
<text:bookmark text:name="orgcd59d06"/>対応するカッコをハイライトする
<text:bookmark-end text:name="OrgXref.orgcd59d06"/></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7">#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8">blue</text:span><text:span text:style-name="OrgSrcFontLockCommentFace">:<text:s/></text:span><text:span text:style-name="OrgSrcDefault0019">#6666CC</text:span><text:span text:style-name="OrgSrcFontLockCommentFace">,<text:s/></text:span><text:span text:style-name="OrgSrcDefault0000">orange</text:span><text:span text:style-name="OrgSrcFontLockCommentFace">:<text:s/></text:span><text:span text:style-name="OrgSrcDefault0020">#FFCC66</text:span></text:p>
      <text:p text:style-name="OrgSrcBlock"><text:s/><text:s/><text:s/><text:s/>(set-face-background<text:s/>'paren-face-match<text:s/><text:span text:style-name="OrgSrcFontLockStringFace">"</text:span><text:span text:style-name="OrgSrcDefault0021">#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2">#5DA4ff</text:span><text:span text:style-name="OrgSrcFontLockCommentFace">")<text:s/>;<text:s/>カーソルより濃い青</text:span></text:p>
      <text:p text:style-name="OrgSrcBlock">(set-face-background<text:s/>'show-paren-match-face<text:s/><text:span text:style-name="OrgSrcFontLockStringFace">"</text:span><text:span text:style-name="OrgSrcDefault0023">#a634ff</text:span><text:span text:style-name="OrgSrcFontLockStringFace">"</text:span>)</text:p>
      <text:p text:style-name="OrgSrcBlock">(set-face-foreground<text:s/>'show-paren-match-face<text:s/><text:span text:style-name="OrgSrcFontLockStringFace">"</text:span><text:span text:style-name="OrgSrcDefault0017">#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0d2b0eb"/>
<text:bookmark text:name="org0d2b0eb"/>全角スペースと行末タブ／半角スペースを強調表示する
<text:bookmark-end text:name="OrgXref.org0d2b0eb"/></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4">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2c2cd04"/>
<text:bookmark text:name="org2c2cd04"/>バッファの終わりをフリンジで明示
<text:bookmark-end text:name="OrgXref.org2c2cd04"/></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2d0396a"/>
<text:bookmark text:name="org2d0396a"/>[migemo.el] ローマ字入力で日本語を検索する
<text:bookmark-end text:name="OrgXref.org2d0396a"/></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5d0b717"/>
<text:bookmark text:name="org5d0b717"/>[anything.el] 何でも絞り込みインターフェイス（旧）
<text:bookmark-end text:name="OrgXref.org5d0b717"/></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h text:style-name="Heading_20_3" text:outline-level="3" text:is-list-header="false">
<text:bookmark-start text:name="OrgXref.orgda90540"/>
<text:bookmark text:name="orgda90540"/>キーバインド
<text:bookmark-end text:name="OrgXref.orgda90540"/></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e26cc4a"/>
<text:bookmark text:name="orge26cc4a"/>[helm.el] 続・何でも絞り込みインターフェイス
<text:bookmark-end text:name="OrgXref.orge26cc4a"/></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String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6">#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7">#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8">#666666</text:span><text:span text:style-name="OrgSrcFontLockStringFace">"</text:span><text:s/><text:span text:style-name="OrgSrcFontLockBuiltinFace">:background</text:span><text:s/><text:span text:style-name="OrgSrcFontLockStringFace">"</text:span><text:span text:style-name="OrgSrcDefault0029">#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898ba65"/>
<text:bookmark text:name="org898ba65"/>[stripe-buffer.el] テーブルの色をストライプにする
<text:bookmark-end text:name="OrgXref.org898ba65"/></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3a40cb4"/>
<text:bookmark text:name="org3a40cb4"/>[rainbow-delimiters] 対応するカッコに色を付ける
<text:bookmark-end text:name="OrgXref.org3a40cb4"/></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950a69f"/>
<text:bookmark text:name="org950a69f"/>[git-gutter-fringe] 編集差分をフレーム端で視覚化
<text:bookmark-end text:name="OrgXref.org950a69f"/></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0">#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1">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6f4629d"/>
<text:bookmark text:name="org6f4629d"/>[zlc.el] find-file バッファを zsh ライクにする
<text:bookmark-end text:name="OrgXref.org6f4629d"/></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2">#000000</text:span><text:span text:style-name="OrgSrcFontLockStringFace">"</text:span><text:s/><text:span text:style-name="OrgSrcFontLockBuiltinFace">:background</text:span><text:s/><text:span text:style-name="OrgSrcFontLockStringFace">"</text:span><text:span text:style-name="OrgSrcDefault003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5c12b9a"/>
<text:bookmark text:name="org5c12b9a"/>[japanese-holidays] カレンダーをカラフルにする
<text:bookmark-end text:name="OrgXref.org5c12b9a"/></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8ce6db7"/>
<text:bookmark text:name="org8ce6db7"/>[calendar.el] カレンダーで週番号を表示する
<text:bookmark-end text:name="OrgXref.org8ce6db7"/></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1da8fea"/>
<text:bookmark text:name="org1da8fea"/>[guide-key] キーバインドの選択肢をポップアップする
<text:bookmark-end text:name="OrgXref.org1da8fea"/></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5">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8">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189f603"/>
<text:bookmark text:name="org189f603"/>[which-key] キーバインドの選択肢をポップアップする
<text:bookmark-end text:name="OrgXref.org189f603"/></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text:s/><text:s/><text:s/><text:s/>(which-key-mode<text:s/>1))</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287bc5a"/>
<text:bookmark text:name="org287bc5a"/>[stock-ticker] 株価をモードラインに表示
<text:bookmark-end text:name="OrgXref.org287bc5a"/></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s/>'(my:activate-stock-ticker<text:s/>stock-ticker-global-mode)</text:p>
      <text:p text:style-name="OrgSrcBlock"><text:s/><text:s/><text:s/><text:s/><text:s/><text:s/><text:s/><text:s/><text:s/><text:s/><text:s/><text:s/><text:s/><text:s/><text:s/><text:s/><text:s/><text:s/><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af13c40"/>
<text:bookmark text:name="orgaf13c40"/>[mode-icons] 使用中のモード表示をアイコンで代替
<text:bookmark-end text:name="OrgXref.orgaf13c40"/></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184a107"/>
<text:bookmark text:name="org184a107"/>[highlight-symbol] 同じ名前のシンボルをハイライトする
<text:bookmark-end text:name="OrgXref.org184a10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1" text:outline-level="1" text:is-list-header="false">
<text:bookmark-start text:name="OrgXref.org6ba2aaf"/>
<text:bookmark text:name="org6ba2aaf"/>メディアサポート
<text:bookmark-end text:name="OrgXref.org6ba2aaf"/></text:h>
      <text:h text:style-name="Heading_20_2" text:outline-level="2" text:is-list-header="false">
<text:bookmark-start text:name="OrgXref.org68ca36a"/>
<text:bookmark text:name="org68ca36a"/>[bongo.el] Emacsのバッファで音楽ライブラリを管理する
<text:bookmark-end text:name="OrgXref.org68ca36a"/></text:h>
      <text:p text:style-name="Text_20_body"><text:a xlink:type="simple" xlink:href="http://pastelwill.jp/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21137bc"/>
<text:bookmark text:name="org21137bc"/>[GoogleMaps.el] GoogleMaps を Emacs 内で使う
<text:bookmark-end text:name="OrgXref.org21137bc"/></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3d985a3"/>
<text:bookmark text:name="org3d985a3"/>[org-google-weather.el] org-agenda に天気を表示する
<text:bookmark-end text:name="OrgXref.org3d985a3"/></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9dc90b8"/>
<text:bookmark text:name="org9dc90b8"/>履歴／ファイル管理
<text:bookmark-end text:name="OrgXref.org9dc90b8"/></text:h>
      <text:h text:style-name="Heading_20_2" text:outline-level="2" text:is-list-header="false">
<text:bookmark-start text:name="OrgXref.orgc3066fc"/>
<text:bookmark text:name="orgc3066fc"/>[dired] ファイラのサポートツール
<text:bookmark-end text:name="OrgXref.orgc3066fc"/></text:h>
      <text:p text:style-name="Text_20_body"><text:span text:style-name="OrgCode">dired.el</text:span> をリッチに使うツール群．<text:line-break/></text:p>
      <text:p text:style-name="OrgSrcBlock"><text:span text:style-name="OrgSrcFontLockCommentDelimiterFace">;;<text:s/></text:span><text:span text:style-name="OrgSrcFontLockCommentFace">(when<text:s/>(library-p<text:s/>"all-the-icons-dired")</text:span></text:p>
      <text:p text:style-name="OrgSrcBlock"><text:span text:style-name="OrgSrcFontLockCommentDelimiterFace">;;<text:s/><text:s/><text:s/></text:span><text:span text:style-name="OrgSrcFontLockCommentFace">(add-hook<text:s/>'dired-mode-hook<text:s/>#'all-the-icons-dired-mode))</text:span></text:p>
      <text:p text:style-name="OrgSrcBlock"/>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62a525b"/>
<text:bookmark text:name="org62a525b"/>Undoバッファを無限に取る
<text:bookmark-end text:name="OrgXref.org62a525b"/></text:h>
      <text:p text:style-name="OrgSrcBlockLastLine">(<text:span text:style-name="OrgSrcFontLockKeywordFace">setq</text:span><text:s/>undo-outer-limit<text:s/>nil)</text:p>
      <text:h text:style-name="Heading_20_2" text:outline-level="2" text:is-list-header="false">
<text:bookmark-start text:name="OrgXref.org249048e"/>
<text:bookmark text:name="org249048e"/>[undo-tree] 編集履歴をわかりやすくたどる
<text:bookmark-end text:name="OrgXref.org249048e"/></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require</text:span><text:s/>'<text:span text:style-name="OrgSrcFontLockConstantFace">undo-tree</text:span><text:s/>nil<text:s/>t))</text:p>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d0affc9"/>
<text:bookmark text:name="orgd0affc9"/>バッファ保存時にバックアップファイルを生成する
<text:bookmark-end text:name="OrgXref.orgd0affc9"/></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815831a"/>
<text:bookmark text:name="org815831a"/>バッファ保存時にバックアップを生成させない
<text:bookmark-end text:name="OrgXref.org815831a"/></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dffcd8a"/>
<text:bookmark text:name="orgdffcd8a"/>ミニバッファの履歴を保存しリストアする
<text:bookmark-end text:name="OrgXref.orgdffcd8a"/></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6852b36"/>
<text:bookmark text:name="org6852b36"/>履歴サイズを大きくする
<text:bookmark-end text:name="OrgXref.org6852b36"/></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7cc118e"/>
<text:bookmark text:name="org7cc118e"/>Emacs終了時に開いていたバッファを起動時に復元する
<text:bookmark-end text:name="OrgXref.org7cc118e"/></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c41f481"/>
<text:bookmark text:name="orgc41f481"/>最近開いたファイルリストを保持
<text:bookmark-end text:name="OrgXref.orgc41f481"/></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s/>recentf-open-files)</text:p>
      <text:p text:style-name="OrgSrcBlock"><text:s/><text:s/><text:s/><text:s/><text:s/><text:s/><text:s/><text:span text:style-name="OrgSrcFontLockStringFace">"recentf"</text:span><text:s/>nil<text:s/>t)</text:p>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pan text:style-name="OrgSrcFontLockKeywordFace">with-eval-after-load</text:span><text:s/><text:span text:style-name="OrgSrcFontLockStringFace">"helm-recentf"</text:span></text:p>
      <text:p text:style-name="OrgSrcBlockLastLine"><text:s/><text:s/><text:s/><text:s/>(recentf-mode<text:s/>1)))</text:p>
      <text:h text:style-name="Heading_20_2" text:outline-level="2" text:is-list-header="false">
<text:bookmark-start text:name="OrgXref.org410cd2d"/>
<text:bookmark text:name="org410cd2d"/>深夜にバッファを自動整理する
<text:bookmark-end text:name="OrgXref.org410cd2d"/></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f3e0140"/>
<text:bookmark text:name="orgf3e0140"/>[auto-save-buffers.el] 一定間隔でバッファを保存する
<text:bookmark-end text:name="OrgXref.orgf3e0140"/></text:h>
      <text:p text:style-name="Text_20_body"><text:a xlink:type="simple" xlink:href="http://0xcc.net/misc/auto-save/">http://0xcc.net/misc/auto-save/</text:a><text:line-break/></text:p>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3a13fb7"/>
<text:bookmark text:name="org3a13fb7"/>[backup-dir.el] バックアップファイルを一箇所に集める
<text:bookmark-end text:name="OrgXref.org3a13fb7"/></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a30b1da"/>
<text:bookmark text:name="orga30b1da"/>[backup-each-save] クラッシュに備える
<text:bookmark-end text:name="OrgXref.orga30b1da"/></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s/>(fboundp<text:s/>'recursive-delete-backup-files)</text:p>
      <text:p text:style-name="OrgSrcBlockLastLine"><text:s/><text:s/><text:s/><text:s/><text:s/><text:s/><text:s/><text:s/><text:s/><text:s/><text:s/><text:s/><text:s/><text:s/><text:s/><text:s/><text:s/><text:s/>(recursive-delete-backup-files<text:s/>7)))))</text:p>
      <text:h text:style-name="Heading_20_2" text:outline-level="2" text:is-list-header="false">
<text:bookmark-start text:name="OrgXref.orgc19efc9"/>
<text:bookmark text:name="orgc19efc9"/>特定のファイルを Dropbox 以下にバックアップする
<text:bookmark-end text:name="OrgXref.orgc19efc9"/></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bc502c7"/>
<text:bookmark text:name="orgbc502c7"/>[session.el] 様々な履歴を保存し復元に利用する
<text:bookmark-end text:name="OrgXref.orgbc502c7"/></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f3d8187"/>
<text:bookmark text:name="orgf3d8187"/>[wakatime-mode.el] WakaTime を利用して作業記録する
<text:bookmark-end text:name="OrgXref.orgf3d8187"/></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6b274e7"/>
<text:bookmark text:name="org6b274e7"/>[neotree.el] ディレクトリ情報をツリー表示
<text:bookmark-end text:name="OrgXref.org6b274e7"/></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setq</text:span><text:s/>neo-show-hidden-files<text:s/>nil)</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KeywordFace">setq</text:span><text:s/>neo-smart-open<text:s/>t)</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s/>(+<text:s/>(frame-width)<text:s/>26))</text:p>
      <text:p text:style-name="OrgSrcBlock"><text:s/><text:s/><text:s/><text:s/><text:s/><text:s/><text:s/><text:s/>(sit-for<text:s/>0.01)</text:p>
      <text:p text:style-name="OrgSrcBlock"><text:s/><text:s/><text:s/><text:s/><text:s/><text:s/><text:s/><text:s/>(set-frame-width<text:s/>(selected-frame)<text:s/>(+<text:s/>(frame-width)<text:s/>2))))</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hid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s/>(-<text:s/>(frame-width)<text:s/>2))</text:p>
      <text:p text:style-name="OrgSrcBlock"><text:s/><text:s/><text:s/><text:s/><text:s/><text:s/><text:s/><text:s/>(sit-for<text:s/>0.01)</text:p>
      <text:p text:style-name="OrgSrcBlock"><text:s/><text:s/><text:s/><text:s/><text:s/><text:s/><text:s/><text:s/>(set-frame-width<text:s/>(selected-frame)<text:s/>(-<text:s/>(frame-width)<text:s/>26)))</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910f4a4"/>
<text:bookmark text:name="org910f4a4"/>[osx-trash] system-move-file-to-trash を有効にする
<text:bookmark-end text:name="OrgXref.org910f4a4"/></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6d297c8"/>
<text:bookmark text:name="org6d297c8"/><text:span text:style-name="OrgTodo">TODO</text:span> [helpful] リッチなヘルプページ
<text:bookmark-end text:name="OrgXref.org6d297c8"/></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1" text:outline-level="1" text:is-list-header="false">
<text:bookmark-start text:name="OrgXref.org5724a86"/>
<text:bookmark text:name="org5724a86"/>開発サポート
<text:bookmark-end text:name="OrgXref.org5724a86"/></text:h>
      <text:h text:style-name="Heading_20_2" text:outline-level="2" text:is-list-header="false">
<text:bookmark-start text:name="OrgXref.orgff087ec"/>
<text:bookmark text:name="orgff087ec"/>便利キーバインド
<text:bookmark-end text:name="OrgXref.orgff087ec"/></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e233b56"/>
<text:bookmark text:name="orge233b56"/>[gist.el] Gist インターフェイス
<text:bookmark-end text:name="OrgXref.orge233b56"/></text:h>
      <text:p text:style-name="OrgSrcBlockLastLine">(autoload-if-found<text:s/>'gist<text:s/><text:span text:style-name="OrgSrcFontLockStringFace">"gist"</text:span><text:s/>nil<text:s/>t)</text:p>
      <text:h text:style-name="Heading_20_2" text:outline-level="2" text:is-list-header="false">
<text:bookmark-start text:name="OrgXref.org21da7a1"/>
<text:bookmark text:name="org21da7a1"/>[doxymacs.el] Doxygen のコメントを簡単に入力する
<text:bookmark-end text:name="OrgXref.org21da7a1"/></text:h>
      <text:p text:style-name="Text_20_body"><text:a xlink:type="simple" xlink:href="http://doxymacs.sourceforge.net/">http://doxymacs.sourceforge.net/</text:a><text:line-break/></text:p>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feaae0a"/>
<text:bookmark text:name="orgfeaae0a"/>[matlab.el] Matlab用の設定<text:tab/><text:span text:style-name="OrgTags">[<text:span text:style-name="OrgTag">Mac</text:span>]</text:span>
<text:bookmark-end text:name="OrgXref.orgfeaae0a"/></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dc46d8f"/>
<text:bookmark text:name="orgdc46d8f"/>[flycheck.el] 構文エラー表示
<text:bookmark-end text:name="OrgXref.orgdc46d8f"/></text:h>
      <text:p text:style-name="Text_20_body">auto-complete より前に hook設定しておくと余計なエラーが出ないようです．<text:line-break/></text:p>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dc6a25d"/>
<text:bookmark text:name="orgdc6a25d"/>[auto-complete.el] 自動補完機能
<text:bookmark-end text:name="OrgXref.orgdc6a25d"/></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53202fb"/>
<text:bookmark text:name="org53202fb"/>[auto-complete-clang.el] オムニ補完
<text:bookmark-end text:name="OrgXref.org53202fb"/></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e379df9"/>
<text:bookmark text:name="orge379df9"/>参考サイト
<text:bookmark-end text:name="OrgXref.orge379df9"/></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5b7209c"/>
<text:bookmark text:name="org5b7209c"/>[hideshowvis.el] 関数の表示／非表示
<text:bookmark-end text:name="OrgXref.org5b7209c"/></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c891b1c"/>
<text:bookmark text:name="orgc891b1c"/>[origami.el] 関数の折りたたみ
<text:bookmark-end text:name="OrgXref.orgc891b1c"/></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c54a0f2"/>
<text:bookmark text:name="orgc54a0f2"/>[quickrun.el] お手軽ビルド
<text:bookmark-end text:name="OrgXref.orgc54a0f2"/></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a7815e2"/>
<text:bookmark text:name="orga7815e2"/>[ggtags.el] タグジャンプ
<text:bookmark-end text:name="OrgXref.orga7815e2"/></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KeywordFace">setq</text:span><text:s/>ggtags-completing-read-function<text:s/>t)</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lambda<text:s/>()<text:s/>(ggtags-mode<text:s/>1)))))</text:p>
      <text:p text:style-name="OrgSrcBlock"/>
      <text:p text:style-name="OrgSrcBlockLastLine"><text:s/><text:s/>(message<text:s/><text:span text:style-name="OrgSrcFontLockStringFace">"---<text:s/>gtags<text:s/>is<text:s/>NOT<text:s/>installed<text:s/>in<text:s/>this<text:s/>system."</text:span>))</text:p>
      <text:h text:style-name="Heading_20_2" text:outline-level="2" text:is-list-header="false">
<text:bookmark-start text:name="OrgXref.org39ac13c"/>
<text:bookmark text:name="org39ac13c"/>[0xc] N進数変換
<text:bookmark-end text:name="OrgXref.org39ac13c"/></text:h>
      <text:p text:style-name="Text_20_body">実施頻度の高い16進数と10進数の相互変換に重宝します．<text:line-break/></text:p>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text:p>
      <text:h text:style-name="Heading_20_2" text:outline-level="2" text:is-list-header="false">
<text:bookmark-start text:name="OrgXref.orge1141e3"/>
<text:bookmark text:name="orge1141e3"/><text:span text:style-name="OrgTodo">TODO</text:span> [EditorConfig] コードスタイルの強制
<text:bookmark-end text:name="OrgXref.orge1141e3"/></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1" text:outline-level="1" text:is-list-header="false">
<text:bookmark-start text:name="OrgXref.orga595bed"/>
<text:bookmark text:name="orga595bed"/>Org Mode
<text:bookmark-end text:name="OrgXref.orga595bed"/></text:h>
      <text:h text:style-name="Heading_20_2" text:outline-level="2" text:is-list-header="false">
<text:bookmark-start text:name="OrgXref.orgdab8fbb"/>
<text:bookmark text:name="orgdab8fbb"/>基本設定
<text:bookmark-end text:name="OrgXref.orgdab8fbb"/></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1568e90"/>
<text:bookmark text:name="org1568e90"/>contribution を使う
<text:bookmark-end text:name="OrgXref.org1568e90"/></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a2e1d7e"/>
<text:bookmark text:name="orga2e1d7e"/>iCal との連携
<text:bookmark-end text:name="OrgXref.orga2e1d7e"/></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04b5fb2"/>
<text:bookmark text:name="org04b5fb2"/>スピードコマンド
<text:bookmark-end text:name="OrgXref.org04b5fb2"/></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3543835"/>
<text:bookmark text:name="org3543835"/>Pomodoro
<text:bookmark-end text:name="OrgXref.org3543835"/></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7aaa762"/>
<text:bookmark text:name="org7aaa762"/>face 関連
<text:bookmark-end text:name="OrgXref.org7aaa762"/></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5">#E01B4C</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6">#1739BF</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7">#575757</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8">#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0">#FF9900</text:span><text:span text:style-name="OrgSrcFontLockStringFace">"</text:span><text:s/><text:span text:style-name="OrgSrcFontLockBuiltinFace">:background</text:span><text:s/><text:span text:style-name="OrgSrcFontLockStringFace">"</text:span><text:span text:style-name="OrgSrcDefault0041">#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2">#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3">#CCCCCC</text:span><text:span text:style-name="OrgSrcFontLockStringFace">"</text:span><text:s/><text:span text:style-name="OrgSrcFontLockBuiltinFace">:background</text:span><text:s/><text:span text:style-name="OrgSrcFontLockStringFace">"</text:span><text:span text:style-name="OrgSrcDefault0028">#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4">#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5">#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0">#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1">#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3">#008500</text:span><text:span text:style-name="OrgSrcFontLockStringFace">"</text:span>))))</text:p>
      <text:p text:style-name="OrgSrcBlockLastLine"><text:span text:style-name="OrgSrcFontLockCommentDelimiterFace">;;</text:span><text:span text:style-name="OrgSrcDefault0064">#5BDF8D</text:span></text:p>
      <text:h text:style-name="Heading_20_2" text:outline-level="2" text:is-list-header="false">
<text:bookmark-start text:name="OrgXref.orga0b72cd"/>
<text:bookmark text:name="orga0b72cd"/><text:span text:style-name="OrgTodo">TODO</text:span> キーワードのカスタマイズ
<text:bookmark-end text:name="OrgXref.orga0b72cd"/></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cf307e5"/>
<text:bookmark text:name="orgcf307e5"/>ImageMagick を使って様々な画像をインライン表示する
<text:bookmark-end text:name="OrgXref.orgcf307e5"/></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2761848"/>
<text:bookmark text:name="org2761848"/>[org-agenda] タスク／予定管理
<text:bookmark-end text:name="OrgXref.org2761848"/></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0800<text:s/>1000<text:s/>1200<text:s/>1400<text:s/>1600<text:s/>1800<text:s/>2000<text:s/>2200<text:s/>24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5">#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6">#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7">#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8">#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69">#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0">#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1">#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text:s/><text:s/><text:s/><text:s/>(org-set-tags<text:s/>nil<text:s/>t)))</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e2f9f5a"/>
<text:bookmark text:name="orge2f9f5a"/><text:span text:style-name="OrgTodo">TODO</text:span> [orgbox.el] スケジュール追加のわかりやすい入力
<text:bookmark-end text:name="OrgXref.orge2f9f5a"/></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f48343b"/>
<text:bookmark text:name="orgf48343b"/><text:span text:style-name="OrgTodo">TODO</text:span> [org-review.el] レビューフローのサポート
<text:bookmark-end text:name="OrgXref.orgf48343b"/></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46b24a2"/>
<text:bookmark text:name="org46b24a2"/>[appt.el] アラーム設定
<text:bookmark-end text:name="OrgXref.org46b24a2"/></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15b837a"/>
<text:bookmark text:name="org15b837a"/>[org-capture] 高速にメモを取る
<text:bookmark-end text:name="OrgXref.org15b837a"/></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4a786fd"/>
<text:bookmark text:name="org4a786fd"/>[org-refile] orgツリーの高速移動
<text:bookmark-end text:name="OrgXref.org4a786f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205c011"/>
<text:bookmark text:name="org205c011"/>[org-babel] 基本設定
<text:bookmark-end text:name="OrgXref.org205c011"/></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6bf72aa"/>
<text:bookmark text:name="org6bf72aa"/>[org-babel] ソースブロックの入力キーをカスタマイズ
<text:bookmark-end text:name="OrgXref.org6bf72aa"/></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27db0b8"/>
<text:bookmark text:name="org27db0b8"/>[MobileOrg] iOS との連携
<text:bookmark-end text:name="OrgXref.org27db0b8"/></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d0e3c2c"/>
<text:bookmark text:name="orgd0e3c2c"/>[org-tree-slide] Org でプレゼンテーション
<text:bookmark-end text:name="OrgXref.orgd0e3c2c"/></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de042f4"/>
<text:bookmark text:name="orgde042f4"/>[org-tree-slide] クロックインとアウトを自動化する
<text:bookmark-end text:name="OrgXref.orgde042f4"/></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2228611"/>
<text:bookmark text:name="org2228611"/>[org-tree-slide] 特定のツリーをプロポーショナルフォントで表示する
<text:bookmark-end text:name="OrgXref.org2228611"/></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h text:style-name="Heading_20_2" text:outline-level="2" text:is-list-header="false">
<text:bookmark-start text:name="OrgXref.org03ef71b"/>
<text:bookmark text:name="org03ef71b"/>[org-tree-slide] ヘッドラインをリッチにする
<text:bookmark-end text:name="OrgXref.org03ef71b"/></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1c120e5"/>
<text:bookmark text:name="org1c120e5"/><text:span text:style-name="OrgTodo">TODO</text:span> [org-tree-slide] BEGIN_SRCとEND_SRCを消して背景色を変える
<text:bookmark-end text:name="OrgXref.org1c120e5"/></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2">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3a7368d"/>
<text:bookmark text:name="org3a7368d"/><text:span text:style-name="OrgTodo">TODO</text:span> [org-fstree] ディレクトリ構造を読み取る
<text:bookmark-end text:name="OrgXref.org3a7368d"/></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1b5475d"/>
<text:bookmark text:name="org1b5475d"/>[calfw-org] calfw に org の予定を表示する
<text:bookmark-end text:name="OrgXref.org1b5475d"/></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11e75ee"/>
<text:bookmark text:name="org11e75ee"/>[org-export-generic] エクスポート機能を拡張する
<text:bookmark-end text:name="OrgXref.org11e75ee"/></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5e864c7"/>
<text:bookmark text:name="org5e864c7"/><text:span text:style-name="OrgTodo">TODO</text:span> [ox] 出力形式の拡張
<text:bookmark-end text:name="OrgXref.org5e864c7"/></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f38f6e9"/>
<text:bookmark text:name="orgf38f6e9"/>[org-odt] ODT形式に出力
<text:bookmark-end text:name="OrgXref.orgf38f6e9"/></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253f6a3"/>
<text:bookmark text:name="org253f6a3"/>[ox-twbs] Twitter Bootstrap 互換のHTML出力
<text:bookmark-end text:name="OrgXref.org253f6a3"/></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h text:style-name="Heading_20_2" text:outline-level="2" text:is-list-header="false">
<text:bookmark-start text:name="OrgXref.org7b5eedc"/>
<text:bookmark text:name="org7b5eedc"/>[org-crypt] ツリーを暗号化する
<text:bookmark-end text:name="OrgXref.org7b5eedc"/></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e8284f5"/>
<text:bookmark text:name="orge8284f5"/>[org-mac-link] 外部アプリから情報を取る
<text:bookmark-end text:name="OrgXref.orge8284f5"/></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90a55e6"/>
<text:bookmark text:name="org90a55e6"/><text:span text:style-name="OrgTodo">TODO</text:span> Parers3.app からリンクを取得する
<text:bookmark-end text:name="OrgXref.org90a55e6"/></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db579c6"/>
<text:bookmark text:name="orgdb579c6"/><text:span text:style-name="OrgTodo">TODO</text:span> Papers3.app のリンクを開けるようにする
<text:bookmark-end text:name="OrgXref.orgdb579c6"/></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498ef8f"/>
<text:bookmark text:name="org498ef8f"/><text:span text:style-name="OrgTodo">TODO</text:span> [org-attach] 外部ファイルを紐付ける
<text:bookmark-end text:name="OrgXref.org498ef8f"/></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063ae63"/>
<text:bookmark text:name="org063ae63"/><text:span text:style-name="OrgTodo">TODO</text:span> [org-screenshot] スクリーンショットを貼り付ける
<text:bookmark-end text:name="OrgXref.org063ae63"/></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9bce5a5"/>
<text:bookmark text:name="org9bce5a5"/>[terminal-notifier] イベント通知
<text:bookmark-end text:name="OrgXref.org9bce5a5"/></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text:span text:style-name="OrgSrcFontLockKeywordFace">if</text:span><text:s/>(<text:span text:style-name="OrgSrcFontLockKeywordFace">and</text:span><text:s/>sound<text:s/>(not<text:s/>(string=<text:s/>sound<text:s/><text:span text:style-name="OrgSrcFontLockStringFace">""</text:span>)))</text:p>
      <text:p text:style-name="OrgSrcBlock"><text:s/><text:s/><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xt:s/><text:s/>terminal-notifier-command</text:p>
      <text:p text:style-name="OrgSrcBlock"><text:s/><text:s/><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text:s/><text:span text:style-name="OrgSrcFontLockStringFace">"-activate"</text:span><text:s/><text:span text:style-name="OrgSrcFontLockStringFace">"org.gnu.Emacs"</text:span><text:s/><text:span text:style-name="OrgSrcFontLockStringFace">"-sound"</text:span><text:s/>sound)<text:s/><text:span text:style-name="OrgSrcFontLockCommentDelimiterFace">;;<text:s/></text:span><text:span text:style-name="OrgSrcFontLockCommentFace">FIXME</text:span></text:p>
      <text:p text:style-name="OrgSrcBlock"><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rminal-notifier-command</text:p>
      <text:p text:style-name="OrgSrcBlock"><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pan text:style-name="OrgSrcFontLockStringFace">"-activate"</text:span><text:s/><text:span text:style-name="OrgSrcFontLockStringFace">"org.gnu.Emacs"</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90cc474"/>
<text:bookmark text:name="org90cc474"/>References
<text:bookmark-end text:name="OrgXref.org90cc474"/></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8dd3cf7"/>
<text:bookmark text:name="org8dd3cf7"/>[org-grep] org ファイルを grep する
<text:bookmark-end text:name="OrgXref.org8dd3cf7"/></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1f5bb5e"/>
<text:bookmark text:name="org1f5bb5e"/>[ox-reveal] ナイスなHTML5プレゼンテーション出力
<text:bookmark-end text:name="OrgXref.org1f5bb5e"/></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188fd20"/>
<text:bookmark text:name="org188fd20"/><text:span text:style-name="OrgTodo">READ</text:span> ME を常に org-mode で開く
<text:bookmark-end text:name="OrgXref.org188fd20"/></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1ce2867"/>
<text:bookmark text:name="org1ce2867"/>Growlnotify と org-mode でアラーム管理
<text:bookmark-end text:name="OrgXref.org1ce2867"/></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hen</text:span><text:s/>(library-p<text:s/><text:span text:style-name="OrgSrcFontLockStringFace">"utility"</text:span>)</text:p>
      <text:p text:style-name="OrgSrcBlockLastLine"><text:s/><text:s/>(add-hook<text:s/>'after-save-hook<text:s/>'my:update-alarms-from-file))</text:p>
      <text:h text:style-name="Heading_20_3" text:outline-level="3" text:is-list-header="false">
<text:bookmark-start text:name="OrgXref.org61ccb84"/>
<text:bookmark text:name="org61ccb84"/>キーバインド
<text:bookmark-end text:name="OrgXref.org61ccb84"/></text:h>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ed8e02b"/>
<text:bookmark text:name="orged8e02b"/>org-mode の latex エクスポート関数をオーバーライド
<text:bookmark-end text:name="OrgXref.orged8e02b"/></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ba8ee59"/>
<text:bookmark text:name="orgba8ee59"/>[org-autolist] ブリッツの入力を簡単に
<text:bookmark-end text:name="OrgXref.orgba8ee59"/></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s/><text:span text:style-name="OrgSrcFontLockStringFace">"org-autolist"</text:span><text:s/>nil<text:s/>t<text:s/>nil<text:s/>nil)</text:p>
      <text:p text:style-name="OrgSrcBlockLastLine"><text:s/><text:s/>(add-hook<text:s/>'org-mode-hook<text:s/>#'(lambda<text:s/>()<text:s/>(org-autolist-mode))))</text:p>
      <text:h text:style-name="Heading_20_2" text:outline-level="2" text:is-list-header="false">
<text:bookmark-start text:name="OrgXref.orgd74adc3"/>
<text:bookmark text:name="orgd74adc3"/><text:span text:style-name="OrgTodo">TODO</text:span> [org-dashboard] 進捗をプログレスバーで確認
<text:bookmark-end text:name="OrgXref.orgd74adc3"/></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b0d743b"/>
<text:bookmark text:name="orgb0d743b"/><text:span text:style-name="OrgTodo">TODO</text:span> [org-clock-today] 今日の総作業時間をモードラインに表示
<text:bookmark-end text:name="OrgXref.orgb0d743b"/></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b872577"/>
<text:bookmark text:name="orgb872577"/><text:span text:style-name="OrgTodo">TODO</text:span> [org-recent-headings] 訪問したツリーを記録し簡単に再訪問可能にする
<text:bookmark-end text:name="OrgXref.orgb872577"/></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4118561"/>
<text:bookmark text:name="org4118561"/><text:span text:style-name="OrgTodo">TODO</text:span> [orgnav] ツリーの検索インタフェース
<text:bookmark-end text:name="OrgXref.org4118561"/></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29e8d35"/>
<text:bookmark text:name="org29e8d35"/><text:span text:style-name="OrgTodo">TODO</text:span> [org-random-todo] ランダムにタスクを選ぶ
<text:bookmark-end text:name="OrgXref.org29e8d35"/></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b110347"/>
<text:bookmark text:name="orgb110347"/><text:span text:style-name="OrgTodo">TODO</text:span> [toc-org] 目次の挿入
<text:bookmark-end text:name="OrgXref.orgb110347"/></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3983d61"/>
<text:bookmark text:name="org3983d61"/>フレーム／ウィンドウ制御
<text:bookmark-end text:name="OrgXref.org3983d61"/></text:h>
      <text:h text:style-name="Heading_20_2" text:outline-level="2" text:is-list-header="false">
<text:bookmark-start text:name="OrgXref.org01bfbe6"/>
<text:bookmark text:name="org01bfbe6"/>起動時の設定
<text:bookmark-end text:name="OrgXref.org01bfbe6"/></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s/><text:span text:style-name="OrgSrcFontLockWarningFace">initial-frame-alist)))</text:span></text:p>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3">#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4">#91C3FF</text:span><text:span text:style-name="OrgSrcFontLockStringFace">"</text:span>)<text:s/><text:span text:style-name="OrgSrcFontLockCommentDelimiterFace">;;<text:s/></text:span><text:span text:style-name="OrgSrcDefault0073">#FF9300</text:span><text:span text:style-name="OrgSrcFontLockCommentFace">,<text:s/></text:span><text:span text:style-name="OrgSrcDefault0075">#999999</text:span><text:span text:style-name="OrgSrcFontLockCommentFace">,<text:s/></text:span><text:span text:style-name="OrgSrcDefault0076">#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mac-toggle-input-method<text:s/>t)</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mac-toggle-input-method<text:s/>nil)</text:p>
      <text:p text:style-name="OrgSrcBlock"><text:s/><text:s/><text:s/><text:s/><text:s/><text:s/>(run-hooks<text:s/>'my:ime-off-hook))</text:p>
      <text:p text:style-name="OrgSrcBlock"><text:s/><text:s/><text:s/><text:s/>(<text:span text:style-name="OrgSrcFontLockKeywordFace">if</text:span><text:s/>(my:ime-active-p)<text:s/>(my:ime-on)<text:s/>(my:ime-off))</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bar<text:s/>.<text:s/>2))</text:p>
      <text:p text:style-name="OrgSrcBlock"><text:s/><text:s/><text:s/><text:s/>(set-cursor-color</text:p>
      <text:p text:style-name="OrgSrcBlock"><text:s/><text:s/><text:s/><text:s/><text:s/>(<text:span text:style-name="OrgSrcFontLockKeywordFace">if</text:span><text:s/>(my:ime-active-p)</text:p>
      <text:p text:style-name="OrgSrcBlock"><text:s/><text:s/><text:s/><text:s/><text:s/><text:s/><text:s/><text:s/><text:s/>my:cursor-color-ime-on<text:s/>my:cursor-color-ime-off)))</text:p>
      <text:p text:style-name="OrgSrcBlock"/>
      <text:p text:style-name="OrgSrcBlock"><text:s/><text:s/><text:span text:style-name="OrgSrcFontLockCommentDelimiterFace">;;<text:s/></text:span><text:span text:style-name="OrgSrcFontLockCommentFace">http://tezfm.blogspot.jp/2009/11/cocoa-emacs.html</text:span></text:p>
      <text:p text:style-name="OrgSrcBlock"><text:s/><text:s/><text:span text:style-name="OrgSrcFontLockCommentDelimiterFace">;;<text:s/></text:span><text:span text:style-name="OrgSrcFontLockCommentFace">バッファ切替時に<text:s/>input<text:s/>method<text:s/>を切り替える</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add-hook</text:p>
      <text:p text:style-name="OrgSrcBlock"><text:s/><text:s/><text:s/><text:s/><text:s/><text:s/><text:s/>'post-command-hook</text:p>
      <text:p text:style-name="OrgSrcBlock"><text:s/><text:s/><text:s/><text:s/><text:s/><text:s/><text:s/>(<text:span text:style-name="OrgSrcFontLockKeywordFace">lexical-let</text:span><text:s/>((previous-buffer<text:s/>nil))</text:p>
      <text:p text:style-name="OrgSrcBlock"><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lambda<text:s/>()</text:p>
      <text:p text:style-name="OrgSrcBlock"><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pan text:style-name="OrgSrcFontLockKeywordFace">if</text:span><text:s/>(bufferp<text:s/>previous-buffer)<text:s/>(mac-handle-input-method-change))</text:p>
      <text:p text:style-name="OrgSrcBlock"><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1628a61"/>
<text:bookmark text:name="org1628a61"/>[e2wm.el] 二画面表示
<text:bookmark-end text:name="OrgXref.org1628a61"/></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1883086"/>
<text:bookmark text:name="org1883086"/>[moom.el] キーボードでフレームの場所を移す
<text:bookmark-end text:name="OrgXref.org1883086"/></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text:s/><text:s/>(<text:span text:style-name="OrgSrcFontLockKeywordFace">with-eval-after-load</text:span><text:s/><text:span text:style-name="OrgSrcFontLockStringFace">"moom"</text:span></text:p>
      <text:p text:style-name="OrgSrcBlock"><text:s/><text:s/><text:s/><text:s/>(<text:span text:style-name="OrgSrcFontLockKeywordFace">cond</text:span></text:p>
      <text:p text:style-name="OrgSrcBlock"><text:s/><text:s/><text:s/><text:s/><text:s/>((eq<text:s/>(display-pixel-width)<text:s/>1920)<text:s/>(<text:span text:style-name="OrgSrcFontLockKeywordFace">setq</text:span><text:s/>moom-fullscreen-fontsize<text:s/>38))</text:p>
      <text:p text:style-name="OrgSrcBlock"><text:s/><text:s/><text:s/><text:s/><text:s/>((eq<text:s/>(display-pixel-width)<text:s/>1440)<text:s/>(<text:span text:style-name="OrgSrcFontLockKeywordFace">setq</text:span><text:s/>moom-fullscreen-fontsize<text:s/>28))</text:p>
      <text:p text:style-name="OrgSrcBlock"><text:s/><text:s/><text:s/><text:s/><text:s/>((eq<text:s/>(display-pixel-width)<text:s/>1366)<text:s/>(<text:span text:style-name="OrgSrcFontLockKeywordFace">setq</text:span><text:s/>moom-fullscreen-fontsize<text:s/>19))</text:p>
      <text:p text:style-name="OrgSrcBlock"><text:s/><text:s/><text:s/><text:s/><text:s/>((eq<text:s/>(display-pixel-width)<text:s/>800)<text:s/>(<text:span text:style-name="OrgSrcFontLockKeywordFace">setq</text:span><text:s/>moom-fullscreen-fontsize<text:s/>14))</text:p>
      <text:p text:style-name="OrgSrcBlock"><text:s/><text:s/><text:s/><text:s/><text:s/>(t<text:s/>(<text:span text:style-name="OrgSrcFontLockKeywordFace">setq</text:span><text:s/>moom-fullscreen-fontsize<text:s/>12)))</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p>
      <text:p text:style-name="OrgSrcBlock"><text:s/><text:s/><text:s/><text:s/><text:s/><text:s/><text:s/><text:s/><text:s/><text:s/><text:s/><text:s/><text:s/><text:s/>'moom--make-frame-height-ring)</text:p>
      <text:p text:style-name="OrgSrcBlock"><text:s/><text:s/><text:s/><text:s/>(add-hook<text:s/>'moom-after-fullscreen-hook</text:p>
      <text:p text:style-name="OrgSrcBlock"><text:s/><text:s/><text:s/><text:s/><text:s/><text:s/><text:s/><text:s/><text:s/><text:s/><text:s/><text:s/><text:s/><text:s/>'moom-move-frame-to-center)</text:p>
      <text:p text:style-name="OrgSrcBlock"><text:s/><text:s/><text:s/><text:s/>(add-hook<text:s/>'moom-reset-font-size-hook</text:p>
      <text:p text:style-name="OrgSrcBlock"><text:s/><text:s/><text:s/><text:s/><text:s/><text:s/><text:s/><text:s/><text:s/><text:s/><text:s/><text:s/><text:s/><text:s/>'moom-move-frame-with-user-specify))</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lambda<text:s/>()<text:s/>(<text:span text:style-name="OrgSrcFontLockKeywordFace">interactive</text:span>)<text:s/>(moom-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lambda<text:s/>()<text:s/>(<text:span text:style-name="OrgSrcFontLockKeywordFace">interactive</text:span>)(moom-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increase-font-size<text:s/>1)</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decrease-font-size<text:s/>2)</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94f9bb0"/>
<text:bookmark text:name="org94f9bb0"/>[popwin.el] ポップアップウィンドウの制御
<text:bookmark-end text:name="OrgXref.org94f9bb0"/></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90bc742"/>
<text:bookmark text:name="org90bc742"/><text:span text:style-name="OrgTodo">TODO</text:span> [shackle.el] ポップアップウィンドウの制御
<text:bookmark-end text:name="OrgXref.org90bc742"/></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b1eaed1"/>
<text:bookmark text:name="orgb1eaed1"/>[elscreen.el] Emacs バッファをタブ化
<text:bookmark-end text:name="OrgXref.orgb1eaed1"/></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9744a42"/>
<text:bookmark text:name="org9744a42"/>[tabbar-ruler] バッファをタブ切り替え可能に
<text:bookmark-end text:name="OrgXref.org9744a42"/></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org61425c0"/>
<text:bookmark text:name="org61425c0"/>フォント／配色関連
<text:bookmark-end text:name="OrgXref.org61425c0"/></text:h>
      <text:h text:style-name="Heading_20_2" text:outline-level="2" text:is-list-header="false">
<text:bookmark-start text:name="OrgXref.org06980ee"/>
<text:bookmark text:name="org06980ee"/>正規表現を見やすくする
<text:bookmark-end text:name="OrgXref.org06980ee"/></text:h>
      <text:p text:style-name="OrgSrcBlock">(set-face-foreground<text:s/>'font-lock-regexp-grouping-backslash<text:s/><text:span text:style-name="OrgSrcFontLockStringFace">"</text:span><text:span text:style-name="OrgSrcDefault0053">#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0aa09b9"/>
<text:bookmark text:name="org0aa09b9"/>設定ファイルを見やすくする
<text:bookmark-end text:name="OrgXref.org0aa09b9"/></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9c8abc3"/>
<text:bookmark text:name="org9c8abc3"/>カーソル行に色をつける
<text:bookmark-end text:name="OrgXref.org9c8abc3"/></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window-system</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7">#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8">#DEEDFF</text:span><text:span text:style-name="OrgSrcFontLockStringFace">"</text:span>))))))</text:p>
      <text:h text:style-name="Heading_20_2" text:outline-level="2" text:is-list-header="false">
<text:bookmark-start text:name="OrgXref.org792df26"/>
<text:bookmark text:name="org792df26"/>カーソル色の切り替え<text:tab/><text:span text:style-name="OrgTags">[<text:span text:style-name="OrgTag">Mac</text:span>]</text:span>
<text:bookmark-end text:name="OrgXref.org792df26"/></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5ee1512"/>
<text:bookmark text:name="org5ee1512"/>カーソルを点滅させない
<text:bookmark-end text:name="OrgXref.org5ee1512"/></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203a8e5"/>
<text:bookmark text:name="org203a8e5"/>カーソル位置のフォントを確認
<text:bookmark-end text:name="OrgXref.org203a8e5"/></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6dae7bf"/>
<text:bookmark text:name="org6dae7bf"/>フォント設定
<text:bookmark-end text:name="OrgXref.org6dae7bf"/></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ascii-font<text:s/><text:span text:style-name="OrgSrcFontLockStringFace">"Monaco"</text:span>)<text:s/><text:span text:style-name="OrgSrcFontLockCommentDelimiterFace">;;<text:s/></text:span><text:span text:style-name="OrgSrcFontLockCommentFace">"Inconsolata"</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5474824"/>
<text:bookmark text:name="org5474824"/>フォントのインストール方法
<text:bookmark-end text:name="OrgXref.org5474824"/></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128836e"/>
<text:bookmark text:name="org128836e"/>フォントチェック用コード
<text:bookmark-end text:name="OrgXref.org128836e"/></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2b16691"/>
<text:bookmark text:name="org2b16691"/>行間を制御する
<text:bookmark-end text:name="OrgXref.org2b16691"/></text:h>
      <text:p text:style-name="OrgSrcBlockLastLine">(set-default<text:s/>'line-spacing<text:s/>0.2)</text:p>
      <text:h text:style-name="Heading_20_2" text:outline-level="2" text:is-list-header="false">
<text:bookmark-start text:name="OrgXref.org59bcc1b"/>
<text:bookmark text:name="org59bcc1b"/>パッチをカラフルに表示する
<text:bookmark-end text:name="OrgXref.org59bcc1b"/></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9">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1">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2">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5d1e0d0"/>
<text:bookmark text:name="org5d1e0d0"/>背景を黒系色にする
<text:bookmark-end text:name="OrgXref.org5d1e0d0"/></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3">black</text:span><text:span text:style-name="OrgSrcFontLockStringFace">"</text:span><text:s/><text:span text:style-name="OrgSrcFontLockBuiltinFace">:foreground</text:span><text:s/><text:span text:style-name="OrgSrcFontLockStringFace">"</text:span><text:span text:style-name="OrgSrcDefault0084">#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e7111a1"/>
<text:bookmark text:name="orge7111a1"/>時間帯を指定して起動時にテーマを切り替える
<text:bookmark-end text:name="OrgXref.orge7111a1"/></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when</text:span><text:s/>window-system</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LastLine"><text:s/><text:s/><text:s/><text:s/><text:s/><text:s/><text:s/><text:s/>(load-theme<text:s/>'daylight<text:s/>t)))))</text:p>
      <text:h text:style-name="Heading_20_2" text:outline-level="2" text:is-list-header="false">
<text:bookmark-start text:name="OrgXref.orge98d406"/>
<text:bookmark text:name="orge98d406"/>[rainbow-mode.el] 配色のリアルタイム確認
<text:bookmark-end text:name="OrgXref.orge98d406"/></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d603f48"/>
<text:bookmark text:name="orgd603f48"/>色一覧
<text:bookmark-end text:name="OrgXref.orgd603f48"/></text:h>
      <text:p text:style-name="Text_20_body"><text:span text:style-name="OrgCode">0,6,9,C,F</text:span> の組み合わせ<text:line-break/></text:p>
      <text:p text:style-name="OrgSrcBlock"><text:span text:style-name="OrgSrcDefault0032">#000000</text:span><text:s/><text:span text:style-name="OrgSrcDefault0085">#000033</text:span><text:s/><text:span text:style-name="OrgSrcDefault0086">#000066</text:span><text:s/><text:span text:style-name="OrgSrcDefault0087">#000099</text:span><text:s/><text:span text:style-name="OrgSrcDefault0088">#0000CC</text:span><text:s/><text:span text:style-name="OrgSrcDefault0052">#0000FF</text:span></text:p>
      <text:p text:style-name="OrgSrcBlock"><text:span text:style-name="OrgSrcDefault0089">#003300</text:span><text:s/><text:span text:style-name="OrgSrcDefault0090">#003333</text:span><text:s/><text:span text:style-name="OrgSrcDefault0091">#003366</text:span><text:s/><text:span text:style-name="OrgSrcDefault0092">#003399</text:span><text:s/><text:span text:style-name="OrgSrcDefault0093">#0033CC</text:span><text:s/><text:span text:style-name="OrgSrcDefault0094">#0033FF</text:span></text:p>
      <text:p text:style-name="OrgSrcBlock"><text:span text:style-name="OrgSrcDefault0095">#006600</text:span><text:s/><text:span text:style-name="OrgSrcDefault0096">#006633</text:span><text:s/><text:span text:style-name="OrgSrcDefault0097">#006666</text:span><text:s/><text:span text:style-name="OrgSrcDefault0098">#006699</text:span><text:s/><text:span text:style-name="OrgSrcDefault0099">#0066CC</text:span><text:s/><text:span text:style-name="OrgSrcDefault0100">#0066FF</text:span></text:p>
      <text:p text:style-name="OrgSrcBlock"><text:span text:style-name="OrgSrcDefault0101">#009900</text:span><text:s/><text:span text:style-name="OrgSrcDefault0102">#009933</text:span><text:s/><text:span text:style-name="OrgSrcDefault0103">#009966</text:span><text:s/><text:span text:style-name="OrgSrcDefault0104">#009999</text:span><text:s/><text:span text:style-name="OrgSrcDefault0105">#0099CC</text:span><text:s/><text:span text:style-name="OrgSrcDefault0106">#0099FF</text:span></text:p>
      <text:p text:style-name="OrgSrcBlock"><text:span text:style-name="OrgSrcDefault0107">#00CC00</text:span><text:s/><text:span text:style-name="OrgSrcDefault0108">#00CC33</text:span><text:s/><text:span text:style-name="OrgSrcDefault0109">#00CC66</text:span><text:s/><text:span text:style-name="OrgSrcDefault0110">#00CC99</text:span><text:s/><text:span text:style-name="OrgSrcDefault0111">#00CCCC</text:span><text:s/><text:span text:style-name="OrgSrcDefault0112">#00CCFF</text:span></text:p>
      <text:p text:style-name="OrgSrcBlock"><text:span text:style-name="OrgSrcDefault0113">#00FF00</text:span><text:s/><text:span text:style-name="OrgSrcDefault0114">#00FF33</text:span><text:s/><text:span text:style-name="OrgSrcDefault0115">#00FF66</text:span><text:s/><text:span text:style-name="OrgSrcDefault0116">#00FF99</text:span><text:s/><text:span text:style-name="OrgSrcDefault0117">#00FFCC</text:span><text:s/><text:span text:style-name="OrgSrcDefault0118">#00FFFF</text:span></text:p>
      <text:p text:style-name="OrgSrcBlock"/>
      <text:p text:style-name="OrgSrcBlock"><text:span text:style-name="OrgSrcDefault0119">#330000</text:span><text:s/><text:span text:style-name="OrgSrcDefault0120">#330033</text:span><text:s/><text:span text:style-name="OrgSrcDefault0121">#330066</text:span><text:s/><text:span text:style-name="OrgSrcDefault0122">#330099</text:span><text:s/><text:span text:style-name="OrgSrcDefault0123">#3300CC</text:span><text:s/><text:span text:style-name="OrgSrcDefault0124">#3300FF</text:span></text:p>
      <text:p text:style-name="OrgSrcBlock"><text:span text:style-name="OrgSrcDefault0125">#333300</text:span><text:s/><text:span text:style-name="OrgSrcDefault0015">#333333</text:span><text:s/><text:span text:style-name="OrgSrcDefault0126">#333366</text:span><text:s/><text:span text:style-name="OrgSrcDefault0127">#333399</text:span><text:s/><text:span text:style-name="OrgSrcDefault0128">#3333CC</text:span><text:s/><text:span text:style-name="OrgSrcDefault0003">#3333FF</text:span></text:p>
      <text:p text:style-name="OrgSrcBlock"><text:span text:style-name="OrgSrcDefault0129">#336600</text:span><text:s/><text:span text:style-name="OrgSrcDefault0130">#336633</text:span><text:s/><text:span text:style-name="OrgSrcDefault0131">#336666</text:span><text:s/><text:span text:style-name="OrgSrcDefault0132">#336699</text:span><text:s/><text:span text:style-name="OrgSrcDefault0133">#3366CC</text:span><text:s/><text:span text:style-name="OrgSrcDefault0049">#3366FF</text:span></text:p>
      <text:p text:style-name="OrgSrcBlock"><text:span text:style-name="OrgSrcDefault0134">#339900</text:span><text:s/><text:span text:style-name="OrgSrcDefault0135">#339933</text:span><text:s/><text:span text:style-name="OrgSrcDefault0136">#339966</text:span><text:s/><text:span text:style-name="OrgSrcDefault0137">#339999</text:span><text:s/><text:span text:style-name="OrgSrcDefault0138">#3399CC</text:span><text:s/><text:span text:style-name="OrgSrcDefault0139">#3399FF</text:span></text:p>
      <text:p text:style-name="OrgSrcBlock"><text:span text:style-name="OrgSrcDefault0140">#33CC00</text:span><text:s/><text:span text:style-name="OrgSrcDefault0141">#33CC33</text:span><text:s/><text:span text:style-name="OrgSrcDefault0042">#33CC66</text:span><text:s/><text:span text:style-name="OrgSrcDefault0142">#33CC99</text:span><text:s/><text:span text:style-name="OrgSrcDefault0143">#33CCCC</text:span><text:s/><text:span text:style-name="OrgSrcDefault0144">#33CCFF</text:span></text:p>
      <text:p text:style-name="OrgSrcBlock"><text:span text:style-name="OrgSrcDefault0145">#33FF00</text:span><text:s/><text:span text:style-name="OrgSrcDefault0146">#33FF33</text:span><text:s/><text:span text:style-name="OrgSrcDefault0147">#33FF66</text:span><text:s/><text:span text:style-name="OrgSrcDefault0148">#33FF99</text:span><text:s/><text:span text:style-name="OrgSrcDefault0149">#33FFCC</text:span><text:s/><text:span text:style-name="OrgSrcDefault0150">#33FFFF</text:span></text:p>
      <text:p text:style-name="OrgSrcBlock"/>
      <text:p text:style-name="OrgSrcBlock"><text:span text:style-name="OrgSrcDefault0151">#660000</text:span><text:s/><text:span text:style-name="OrgSrcDefault0152">#660033</text:span><text:s/><text:span text:style-name="OrgSrcDefault0153">#660066</text:span><text:s/><text:span text:style-name="OrgSrcDefault0154">#660099</text:span><text:s/><text:span text:style-name="OrgSrcDefault0155">#6600CC</text:span><text:s/><text:span text:style-name="OrgSrcDefault0156">#6600FF</text:span></text:p>
      <text:p text:style-name="OrgSrcBlock"><text:span text:style-name="OrgSrcDefault0157">#663300</text:span><text:s/><text:span text:style-name="OrgSrcDefault0158">#663333</text:span><text:s/><text:span text:style-name="OrgSrcDefault0159">#663366</text:span><text:s/><text:span text:style-name="OrgSrcDefault0160">#663399</text:span><text:s/><text:span text:style-name="OrgSrcDefault0055">#6633CC</text:span><text:s/><text:span text:style-name="OrgSrcDefault0161">#6633FF</text:span></text:p>
      <text:p text:style-name="OrgSrcBlock"><text:span text:style-name="OrgSrcDefault0162">#666600</text:span><text:s/><text:span text:style-name="OrgSrcDefault0163">#666633</text:span><text:s/><text:span text:style-name="OrgSrcDefault0028">#666666</text:span><text:s/><text:span text:style-name="OrgSrcDefault0164">#666699</text:span><text:s/><text:span text:style-name="OrgSrcDefault0019">#6666CC</text:span><text:s/><text:span text:style-name="OrgSrcDefault0165">#6666FF</text:span></text:p>
      <text:p text:style-name="OrgSrcBlock"><text:span text:style-name="OrgSrcDefault0166">#669900</text:span><text:s/><text:span text:style-name="OrgSrcDefault0167">#669933</text:span><text:s/><text:span text:style-name="OrgSrcDefault0168">#669966</text:span><text:s/><text:span text:style-name="OrgSrcDefault0169">#669999</text:span><text:s/><text:span text:style-name="OrgSrcDefault0054">#6699CC</text:span><text:s/><text:span text:style-name="OrgSrcDefault0170">#6699FF</text:span></text:p>
      <text:p text:style-name="OrgSrcBlock"><text:span text:style-name="OrgSrcDefault0171">#66CC00</text:span><text:s/><text:span text:style-name="OrgSrcDefault0172">#66CC33</text:span><text:s/><text:span text:style-name="OrgSrcDefault0021">#66CC66</text:span><text:s/><text:span text:style-name="OrgSrcDefault0053">#66CC99</text:span><text:s/><text:span text:style-name="OrgSrcDefault0173">#66CCCC</text:span><text:s/><text:span text:style-name="OrgSrcDefault0174">#66CCFF</text:span></text:p>
      <text:p text:style-name="OrgSrcBlock"><text:span text:style-name="OrgSrcDefault0175">#66FF00</text:span><text:s/><text:span text:style-name="OrgSrcDefault0176">#66FF33</text:span><text:s/><text:span text:style-name="OrgSrcDefault0177">#66FF66</text:span><text:s/><text:span text:style-name="OrgSrcDefault0178">#66FF99</text:span><text:s/><text:span text:style-name="OrgSrcDefault0179">#66FFCC</text:span><text:s/><text:span text:style-name="OrgSrcDefault0180">#66FFFF</text:span></text:p>
      <text:p text:style-name="OrgSrcBlock"/>
      <text:p text:style-name="OrgSrcBlock"><text:span text:style-name="OrgSrcDefault0181">#990000</text:span><text:s/><text:span text:style-name="OrgSrcDefault0182">#990033</text:span><text:s/><text:span text:style-name="OrgSrcDefault0183">#990066</text:span><text:s/><text:span text:style-name="OrgSrcDefault0184">#990099</text:span><text:s/><text:span text:style-name="OrgSrcDefault0185">#9900CC</text:span><text:s/><text:span text:style-name="OrgSrcDefault0186">#9900FF</text:span></text:p>
      <text:p text:style-name="OrgSrcBlock"><text:span text:style-name="OrgSrcDefault0187">#993300</text:span><text:s/><text:span text:style-name="OrgSrcDefault0188">#993333</text:span><text:s/><text:span text:style-name="OrgSrcDefault0189">#993366</text:span><text:s/><text:span text:style-name="OrgSrcDefault0190">#993399</text:span><text:s/><text:span text:style-name="OrgSrcDefault0045">#9933CC</text:span><text:s/><text:span text:style-name="OrgSrcDefault0191">#9933FF</text:span></text:p>
      <text:p text:style-name="OrgSrcBlock"><text:span text:style-name="OrgSrcDefault0192">#996600</text:span><text:s/><text:span text:style-name="OrgSrcDefault0193">#996633</text:span><text:s/><text:span text:style-name="OrgSrcDefault0194">#996666</text:span><text:s/><text:span text:style-name="OrgSrcDefault0195">#996699</text:span><text:s/><text:span text:style-name="OrgSrcDefault0058">#9966CC</text:span><text:s/><text:span text:style-name="OrgSrcDefault0196">#9966FF</text:span></text:p>
      <text:p text:style-name="OrgSrcBlock"><text:span text:style-name="OrgSrcDefault0197">#999900</text:span><text:s/><text:span text:style-name="OrgSrcDefault0198">#999933</text:span><text:s/><text:span text:style-name="OrgSrcDefault0199">#999966</text:span><text:s/><text:span text:style-name="OrgSrcDefault0075">#999999</text:span><text:s/><text:span text:style-name="OrgSrcDefault0051">#9999CC</text:span><text:s/><text:span text:style-name="OrgSrcDefault0200">#9999FF</text:span></text:p>
      <text:p text:style-name="OrgSrcBlock"><text:span text:style-name="OrgSrcDefault0201">#99CC00</text:span><text:s/><text:span text:style-name="OrgSrcDefault0202">#99CC33</text:span><text:s/><text:span text:style-name="OrgSrcDefault0203">#99CC66</text:span><text:s/><text:span text:style-name="OrgSrcDefault0204">#99CC99</text:span><text:s/><text:span text:style-name="OrgSrcDefault0205">#99CCCC</text:span><text:s/><text:span text:style-name="OrgSrcDefault0050">#99CCFF</text:span></text:p>
      <text:p text:style-name="OrgSrcBlock"><text:span text:style-name="OrgSrcDefault0206">#99FF00</text:span><text:s/><text:span text:style-name="OrgSrcDefault0207">#99FF33</text:span><text:s/><text:span text:style-name="OrgSrcDefault0208">#99FF66</text:span><text:s/><text:span text:style-name="OrgSrcDefault0209">#99FF99</text:span><text:s/><text:span text:style-name="OrgSrcDefault0210">#99FFCC</text:span><text:s/><text:span text:style-name="OrgSrcDefault0211">#99FFFF</text:span></text:p>
      <text:p text:style-name="OrgSrcBlock"/>
      <text:p text:style-name="OrgSrcBlock"><text:span text:style-name="OrgSrcDefault0212">#CC0000</text:span><text:s/><text:span text:style-name="OrgSrcDefault0213">#CC0033</text:span><text:s/><text:span text:style-name="OrgSrcDefault0214">#CC0066</text:span><text:s/><text:span text:style-name="OrgSrcDefault0215">#CC0099</text:span><text:s/><text:span text:style-name="OrgSrcDefault0216">#CC00CC</text:span><text:s/><text:span text:style-name="OrgSrcDefault0217">#CC00FF</text:span></text:p>
      <text:p text:style-name="OrgSrcBlock"><text:span text:style-name="OrgSrcDefault0046">#CC3300</text:span><text:s/><text:span text:style-name="OrgSrcDefault0038">#CC3333</text:span><text:s/><text:span text:style-name="OrgSrcDefault0218">#CC3366</text:span><text:s/><text:span text:style-name="OrgSrcDefault0219">#CC3399</text:span><text:s/><text:span text:style-name="OrgSrcDefault0220">#CC33CC</text:span><text:s/><text:span text:style-name="OrgSrcDefault0221">#CC33FF</text:span></text:p>
      <text:p text:style-name="OrgSrcBlock"><text:span text:style-name="OrgSrcDefault0222">#CC6600</text:span><text:s/><text:span text:style-name="OrgSrcDefault0223">#CC6633</text:span><text:s/><text:span text:style-name="OrgSrcDefault0056">#CC6666</text:span><text:s/><text:span text:style-name="OrgSrcDefault0059">#CC6699</text:span><text:s/><text:span text:style-name="OrgSrcDefault0224">#CC66CC</text:span><text:s/><text:span text:style-name="OrgSrcDefault0225">#CC66FF</text:span></text:p>
      <text:p text:style-name="OrgSrcBlock"><text:span text:style-name="OrgSrcDefault0226">#CC9900</text:span><text:s/><text:span text:style-name="OrgSrcDefault0227">#CC9933</text:span><text:s/><text:span text:style-name="OrgSrcDefault0228">#CC9966</text:span><text:s/><text:span text:style-name="OrgSrcDefault0057">#CC9999</text:span><text:s/><text:span text:style-name="OrgSrcDefault0229">#CC99CC</text:span><text:s/><text:span text:style-name="OrgSrcDefault0230">#CC99FF</text:span></text:p>
      <text:p text:style-name="OrgSrcBlock"><text:span text:style-name="OrgSrcDefault0231">#CCCC00</text:span><text:s/><text:span text:style-name="OrgSrcDefault0232">#CCCC33</text:span><text:s/><text:span text:style-name="OrgSrcDefault0233">#CCCC66</text:span><text:s/><text:span text:style-name="OrgSrcDefault0234">#CCCC99</text:span><text:s/><text:span text:style-name="OrgSrcDefault0043">#CCCCCC</text:span><text:s/><text:span text:style-name="OrgSrcDefault0235">#CCCCFF</text:span></text:p>
      <text:p text:style-name="OrgSrcBlock"><text:span text:style-name="OrgSrcDefault0236">#CCFF00</text:span><text:s/><text:span text:style-name="OrgSrcDefault0237">#CCFF33</text:span><text:s/><text:span text:style-name="OrgSrcDefault0238">#CCFF66</text:span><text:s/><text:span text:style-name="OrgSrcDefault0239">#CCFF99</text:span><text:s/><text:span text:style-name="OrgSrcDefault0240">#CCFFCC</text:span><text:s/><text:span text:style-name="OrgSrcDefault0241">#CCFFFF</text:span></text:p>
      <text:p text:style-name="OrgSrcBlock"/>
      <text:p text:style-name="OrgSrcBlock"><text:span text:style-name="OrgSrcDefault0039">#FF0000</text:span><text:s/><text:span text:style-name="OrgSrcDefault0242">#FF0033</text:span><text:s/><text:span text:style-name="OrgSrcDefault0243">#FF0066</text:span><text:s/><text:span text:style-name="OrgSrcDefault0244">#FF0099</text:span><text:s/><text:span text:style-name="OrgSrcDefault0245">#FF00CC</text:span><text:s/><text:span text:style-name="OrgSrcDefault0246">#FF00FF</text:span></text:p>
      <text:p text:style-name="OrgSrcBlock"><text:span text:style-name="OrgSrcDefault0247">#FF3300</text:span><text:s/><text:span text:style-name="OrgSrcDefault0248">#FF3333</text:span><text:s/><text:span text:style-name="OrgSrcDefault0249">#FF3366</text:span><text:s/><text:span text:style-name="OrgSrcDefault0250">#FF3399</text:span><text:s/><text:span text:style-name="OrgSrcDefault0044">#FF33CC</text:span><text:s/><text:span text:style-name="OrgSrcDefault0251">#FF33FF</text:span></text:p>
      <text:p text:style-name="OrgSrcBlock"><text:span text:style-name="OrgSrcDefault0048">#FF6600</text:span><text:s/><text:span text:style-name="OrgSrcDefault0252">#FF6633</text:span><text:s/><text:span text:style-name="OrgSrcDefault0253">#FF6666</text:span><text:s/><text:span text:style-name="OrgSrcDefault0254">#FF6699</text:span><text:s/><text:span text:style-name="OrgSrcDefault0255">#FF66CC</text:span><text:s/><text:span text:style-name="OrgSrcDefault0256">#FF66FF</text:span></text:p>
      <text:p text:style-name="OrgSrcBlock"><text:span text:style-name="OrgSrcDefault0040">#FF9900</text:span><text:s/><text:span text:style-name="OrgSrcDefault0257">#FF9933</text:span><text:s/><text:span text:style-name="OrgSrcDefault0258">#FF9966</text:span><text:s/><text:span text:style-name="OrgSrcDefault0259">#FF9999</text:span><text:s/><text:span text:style-name="OrgSrcDefault0260">#FF99CC</text:span><text:s/><text:span text:style-name="OrgSrcDefault0261">#FF99FF</text:span></text:p>
      <text:p text:style-name="OrgSrcBlock"><text:span text:style-name="OrgSrcDefault0262">#FFCC00</text:span><text:s/><text:span text:style-name="OrgSrcDefault0263">#FFCC33</text:span><text:s/><text:span text:style-name="OrgSrcDefault0020">#FFCC66</text:span><text:s/><text:span text:style-name="OrgSrcDefault0264">#FFCC99</text:span><text:s/><text:span text:style-name="OrgSrcDefault0265">#FFCCCC</text:span><text:s/><text:span text:style-name="OrgSrcDefault0266">#FFCCFF</text:span></text:p>
      <text:p text:style-name="OrgSrcBlockLastLine"><text:span text:style-name="OrgSrcDefault0267">#FFFF00</text:span><text:s/><text:span text:style-name="OrgSrcDefault0268">#FFFF33</text:span><text:s/><text:span text:style-name="OrgSrcDefault0269">#FFFF66</text:span><text:s/><text:span text:style-name="OrgSrcDefault0270">#FFFF99</text:span><text:s/><text:span text:style-name="OrgSrcDefault0271">#FFFFCC</text:span><text:s/><text:span text:style-name="OrgSrcDefault0017">#FFFFFF</text:span></text:p>
      <text:h text:style-name="Heading_20_2" text:outline-level="2" text:is-list-header="false">
<text:bookmark-start text:name="OrgXref.org36ff56b"/>
<text:bookmark text:name="org36ff56b"/>[volatile-highlights] コピペした領域を強調
<text:bookmark-end text:name="OrgXref.org36ff56b"/></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text:span text:style-name="OrgSrcFontLockStringFace">"</text:span><text:span text:style-name="OrgSrcDefault0272">#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3">#F8D3D7</text:span><text:span text:style-name="OrgSrcFontLockStringFace">"</text:span><text:s/><text:span text:style-name="OrgSrcFontLockStringFace">"</text:span><text:span text:style-name="OrgSrcDefault0274">#F2DAE1</text:span><text:span text:style-name="OrgSrcFontLockStringFace">"</text:span><text:s/><text:span text:style-name="OrgSrcFontLockStringFace">"</text:span><text:span text:style-name="OrgSrcDefault0275">#EBE0EB</text:span><text:span text:style-name="OrgSrcFontLockStringFace">"</text:span><text:s/><text:span text:style-name="OrgSrcFontLockStringFace">"</text:span><text:span text:style-name="OrgSrcDefault0276">#E5E7F5</text:span><text:span text:style-name="OrgSrcFontLockStringFace">"</text:span><text:s/><text:span text:style-name="OrgSrcFontLockStringFace">"</text:span><text:span text:style-name="OrgSrcDefault0078">#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2">#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402858b"/>
<text:bookmark text:name="org402858b"/><text:span text:style-name="OrgTodo">TODO</text:span> [edit-color-stamp] Qt経由でカラーピッカーを使う
<text:bookmark-end text:name="OrgXref.org402858b"/></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h text:style-name="Heading_20_1" text:outline-level="1" text:is-list-header="false">
<text:bookmark-start text:name="OrgXref.org13ac012"/>
<text:bookmark text:name="org13ac012"/>ユーティリティ関数
<text:bookmark-end text:name="OrgXref.org13ac012"/></text:h>
      <text:h text:style-name="Heading_20_2" text:outline-level="2" text:is-list-header="false">
<text:bookmark-start text:name="OrgXref.org065d64e"/>
<text:bookmark text:name="org065d64e"/>[pomodoro.el] ポモドーロの実践
<text:bookmark-end text:name="OrgXref.org065d64e"/></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omodoro</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7">#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8">#9d64c4</text:span><text:span text:style-name="OrgSrcFontLockStringFace">"</text:span><text:s/><text:span text:style-name="OrgSrcFontLockBuiltinFace">:bold</text:span><text:s/>t))))<text:s/><text:span text:style-name="OrgSrcFontLockCommentDelimiterFace">;;<text:s/><text:s/></text:span><text:span text:style-name="OrgSrcDefault0279">#8248c4</text:span><text:span text:style-name="OrgSrcFontLockCommentFace"><text:s/>,<text:s/></text:span><text:span text:style-name="OrgSrcDefault0280">#956dc4</text:span><text:span text:style-name="OrgSrcFontLockCommentFace">,<text:s/></text:span><text:span text:style-name="OrgSrcDefault0278">#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1">#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2">#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3">#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message<text:s/>(format<text:s/><text:span text:style-name="OrgSrcFontLockStringFace">"[Pomodoro]<text:s/>Remaining:<text:s/>%s<text:s/>|<text:s/>Count:<text:s/>%d"</text:span></text:p>
      <text:p text:style-name="OrgSrcBlock"><text:s/><text:s/><text:s/><text:s/><text:s/><text:s/><text:s/><text:s/><text:s/><text:s/><text:s/><text:s/><text:s/><text:s/><text:s/><text:s/><text:s/><text:s/><text:s/><text:s/><text:s/><text:s/><text:s/>(pomodoro:time-to-string<text:s/>pomodoro:remainder-seconds)</text:p>
      <text:p text:style-name="OrgSrcBlock"><text:s/><text:s/><text:s/><text:s/><text:s/><text:s/><text:s/><text:s/><text:s/><text:s/><text:s/><text:s/><text:s/><text:s/><text:s/><text:s/><text:s/><text:s/><text:s/><text:s/><text:s/><text:s/><text:s/>pomodoro:work-count)))</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message<text:s/>\""</text:span></text:p>
      <text:p text:style-name="OrgSrcBlock"><text:s/><text:s/><text:s/><text:s/><text:s/><text:s/><text:s/><text:s/><text:s/><text:s/><text:s/><text:s/><text:s/><text:s/><text:s/><text:s/><text:s/><text:span text:style-name="OrgSrcFontLockStringFace">"DONE!<text:s/>This<text:s/>time<text:s/>slot<text:s/>has<text:s/>been<text:s/>finished!\""</text:span></text:p>
      <text:p text:style-name="OrgSrcBlock"><text:s/><text:s/><text:s/><text:s/><text:s/><text:s/><text:s/><text:s/><text:s/><text:s/><text:s/><text:s/><text:s/><text:s/><text:s/><text:s/><text:s/><text:span text:style-name="OrgSrcFontLockStringFace">"-activate<text:s/>org.gnu.Emacs<text:s/>-sender<text:s/>org.gnu.Emacs"</text:span>)))</text:p>
      <text:p text:style-name="OrgSrcBlockLastLine"><text:s/><text:s/><text:s/><text:s/><text:s/><text:s/>(add-hook<text:s/>'pomodoro:finish-work-hook<text:s/>'my:pomodoro-notify))))</text:p>
      <text:h text:style-name="Heading_20_2" text:outline-level="2" text:is-list-header="false">
<text:bookmark-start text:name="OrgXref.org8ef77ed"/>
<text:bookmark text:name="org8ef77ed"/>[pomodoro.el] 続・ポモドーロの実践
<text:bookmark-end text:name="OrgXref.org8ef77ed"/></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21)<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p>
      <text:p text:style-name="OrgSrcBlock"><text:s/><text:s/><text:s/><text:s/>(run-at-time<text:s/>t<text:s/>pomodoro:update-work-sign-interval</text:p>
      <text:p text:style-name="OrgSrcBlock"><text:s/><text:s/><text:s/><text:s/><text:s/><text:s/><text:s/><text:s/><text:s/><text:s/><text:s/><text:s/><text:s/><text:s/><text:s/><text:s/><text:s/>'pomodoro:update-work-sign))</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setq</text:span><text:s/>pomodoro:mode-line-work-sign<text:s/>(car<text:s/>pomodoro:mode-line-work-sign-list))</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op</text:span><text:s/>()</text:p>
      <text:p text:style-name="OrgSrcBlock"><text:s/><text:s/><text:s/><text:s/><text:span text:style-name="OrgSrcFontLockDocFace">"Extensions<text:s/>to<text:s/>stop<text:s/>pomodoro<text:s/>and<text:s/>timers"</text:span></text:p>
      <text:p text:style-name="OrgSrcBlock"><text:s/><text:s/><text:s/><text:s/>(pomodoro:stop-visualize))</text:p>
      <text:p text:style-name="OrgSrcBlock"><text:s/><text:s/>(advice-add<text:s/>'pomodoro:stop<text:s/><text:span text:style-name="OrgSrcFontLockBuiltinFace">:after</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add-hook<text:s/>'pomodoro:finish-rest-hook<text:s/>#'pomodoro:activate-visual-work-sign)</text:p>
      <text:p text:style-name="OrgSrcBlock"><text:s/><text:s/>(add-hook<text:s/>'pomodoro:finish-work-hook<text:s/>#'pomodoro:activate-visual-rest-sign)</text:p>
      <text:p text:style-name="OrgSrcBlock"><text:s/><text:s/>(add-hook<text:s/>'pomodoro:long-rest-hook</text:p>
      <text:p text:style-name="OrgSrcBlockLastLine"><text:s/><text:s/><text:s/><text:s/><text:s/><text:s/><text:s/><text:s/><text:s/><text:s/><text:s/><text:s/>#'pomodoro:activate-visual-long-rest-sign))</text:p>
      <text:h text:style-name="Heading_20_2" text:outline-level="2" text:is-list-header="false">
<text:bookmark-start text:name="OrgXref.orgbb07bb6"/>
<text:bookmark text:name="orgbb07bb6"/>カレントバッファのあるディレクトリをターミナルで表示
<text:bookmark-end text:name="OrgXref.orgbb07bb6"/></text:h>
      <text:p text:style-name="OrgSrcBlockLastLine">(global-set-key<text:s/>(kbd<text:s/><text:span text:style-name="OrgSrcFontLockStringFace">"C-c<text:s/>f<text:s/>t"</text:span>)<text:s/>'open-current-directory)</text:p>
      <text:h text:style-name="Heading_20_2" text:outline-level="2" text:is-list-header="false">
<text:bookmark-start text:name="OrgXref.orgc3456cd"/>
<text:bookmark text:name="orgc3456cd"/>[google-this.el] 単語をグーグル検索
<text:bookmark-end text:name="OrgXref.orgc3456cd"/></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d2c6bf3"/>
<text:bookmark text:name="orgd2c6bf3"/>[lingr.el] チャットルームに参加
<text:bookmark-end text:name="OrgXref.orgd2c6bf3"/></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538525a"/>
<text:bookmark text:name="org538525a"/><text:span text:style-name="OrgTodo">TODO</text:span> [password-store.el] パスワード管理
<text:bookmark-end text:name="OrgXref.org538525a"/></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ead7c27"/>
<text:bookmark text:name="orgead7c27"/>[multi-term.el] ターミナル
<text:bookmark-end text:name="OrgXref.orgead7c27"/></text:h>
      <text:p text:style-name="Text_20_body">たまに使いたくなるので一応．<text:line-break/></text:p>
      <text:p text:style-name="OrgSrcBlockLastLine">(eval-after-autoload-if-found<text:s/>'(multi-term)<text:s/><text:span text:style-name="OrgSrcFontLockStringFace">"multi-term"</text:span><text:s/>nil<text:s/>t)</text:p>
      <text:h text:style-name="Heading_20_2" text:outline-level="2" text:is-list-header="false">
<text:bookmark-start text:name="OrgXref.orgd69d7d7"/>
<text:bookmark text:name="orgd69d7d7"/>[osx-lib.el] OSX用ユーティリティ<text:tab/><text:span text:style-name="OrgTags">[<text:span text:style-name="OrgTag">Mac</text:span>]</text:span>
<text:bookmark-end text:name="OrgXref.orgd69d7d7"/></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p>
      <text:h text:style-name="Heading_20_2" text:outline-level="2" text:is-list-header="false">
<text:bookmark-start text:name="OrgXref.orge88a381"/>
<text:bookmark text:name="orge88a381"/>iterm2 を Emacs から呼び出したい<text:tab/><text:span text:style-name="OrgTags">[<text:span text:style-name="OrgTag">Mac</text:span>]</text:span>
<text:bookmark-end text:name="OrgXref.orge88a381"/></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global-set-key<text:s/>(kbd<text:s/><text:span text:style-name="OrgSrcFontLockStringFace">"C-M-i"</text:span>)<text:s/>#'my:cmd-to-open-iterm2))</text:p>
      <text:p text:style-name="OrgSrcBlock"><text:span text:style-name="OrgSrcFontLockCommentDelimiterFace">;;<text:s/></text:span><text:span text:style-name="OrgSrcFontLockCommentFace">キーバインドの再設定</text:span></text:p>
      <text:p text:style-name="OrgSrcBlock">(<text:span text:style-name="OrgSrcFontLockKeywordFace">with-eval-after-load</text:span><text:s/><text:span text:style-name="OrgSrcFontLockStringFace">"flyspell"</text:span></text:p>
      <text:p text:style-name="OrgSrcBlockLastLine"><text:s/><text:s/>(define-key<text:s/>flyspell-mode-map<text:s/>(kbd<text:s/><text:span text:style-name="OrgSrcFontLockStringFace">"C-M-i"</text:span>)<text:s/>#'my:cmd-to-open-iterm2))</text:p>
      <text:h text:style-name="Heading_20_2" text:outline-level="2" text:is-list-header="false">
<text:bookmark-start text:name="OrgXref.org31c8c85"/>
<text:bookmark text:name="org31c8c85"/>[utility.el] 自作してテスト中の便利関数群
<text:bookmark-end text:name="OrgXref.org31c8c85"/></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is-list-header="false">
<text:bookmark-start text:name="OrgXref.org0c5dc2a"/>
<text:bookmark text:name="org0c5dc2a"/>おわりに
<text:bookmark-end text:name="OrgXref.org0c5dc2a"/></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My:FaceB3" style:family="text">
      <style:text-properties fo:color="#abb2bf"/>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FontLockPreprocessorFace" style:family="text">
      <style:text-properties fo:color="#8996a8"/>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f982d"/>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abb2bf"/>
    </style:style>
    <style:style style:name="OrgSrcDefault0000" style:family="text">
      <style:text-properties fo:color="nil"/>
    </style:style>
    <style:style style:name="OrgSrcFontLockBuiltinFace" style:family="text">
      <style:text-properties fo:color="#56b6c2"/>
    </style:style>
    <style:style style:name="OrgSrcShQuotedExec" style:family="text">
      <style:text-properties fo:color="#fa8072"/>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8-14T00:48:45</dc:date>
    <meta:creation-date>2017-08-14T00:48:45</meta:creation-date>
    <meta:generator>Emacs 25.2.1 (Org mode 9.0)</meta:generator>
    <meta:keyword/>
    <dc:subject/>
    <dc:title>Configurations for GNU Emacs</dc:title>
  </office:meta>
</office:document-meta>
</file>